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85cm"/>
    </style:style>
    <style:style style:name="co2" style:family="table-column">
      <style:table-column-properties fo:break-before="auto" style:column-width="1.87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75cm" fo:break-before="auto" style:use-optimal-row-height="false"/>
    </style:style>
    <style:style style:name="ro3" style:family="table-row">
      <style:table-row-properties style:row-height="0.9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1" style:apply-style-name="Senza_20_nome1" style:base-cell-address="Foglio1.D1"/>
      <style:map style:condition="cell-content()=2" style:apply-style-name="Senza_20_nome2" style:base-cell-address="Foglio1.D1"/>
      <style:map style:condition="cell-content()=3" style:apply-style-name="Senza_20_nome3" style:base-cell-address="Foglio1.D1"/>
      <style:map style:condition="cell-content()=4" style:apply-style-name="Senza_20_nome4" style:base-cell-address="Foglio1.D1"/>
    </style:style>
    <style:style style:name="ce2" style:family="table-cell" style:parent-style-name="Default">
      <style:text-properties style:font-name="Liberation Sans" style:font-name-asian="Arial Unicode MS" style:font-name-complex="Arial Unicode MS"/>
      <style:map style:condition="cell-content()=1" style:apply-style-name="Senza_20_nome1" style:base-cell-address="Foglio1.D1"/>
      <style:map style:condition="cell-content()=2" style:apply-style-name="Senza_20_nome2" style:base-cell-address="Foglio1.D1"/>
      <style:map style:condition="cell-content()=3" style:apply-style-name="Senza_20_nome3" style:base-cell-address="Foglio1.D1"/>
      <style:map style:condition="cell-content()=4" style:apply-style-name="Senza_20_nome4" style:base-cell-address="Foglio1.D1"/>
    </style:style>
    <style:style style:name="ce3" style:family="table-cell" style:parent-style-name="Default">
      <style:text-properties style:font-name="Liberation Sans" style:font-name-asian="Arial Unicode MS" style:font-name-complex="Arial Unicode MS"/>
      <style:map style:condition="cell-content()=1" style:apply-style-name="Senza_20_nome1" style:base-cell-address="Foglio1.D1"/>
      <style:map style:condition="cell-content()=2" style:apply-style-name="Senza_20_nome2" style:base-cell-address="Foglio1.D1"/>
      <style:map style:condition="cell-content()=3" style:apply-style-name="Senza_20_nome3" style:base-cell-address="Foglio1.D1"/>
      <style:map style:condition="cell-content()=4" style:apply-style-name="Senza_20_nome4" style:base-cell-address="Foglio1.D1"/>
    </style:style>
    <style:style style:name="ce4" style:family="table-cell" style:parent-style-name="Default">
      <style:text-properties style:font-name="Liberation Sans" style:font-name-asian="Arial Unicode MS" style:font-name-complex="Arial Unicode MS"/>
      <style:map style:condition="cell-content()=1" style:apply-style-name="Senza_20_nome1" style:base-cell-address="Foglio1.D1"/>
      <style:map style:condition="cell-content()=2" style:apply-style-name="Senza_20_nome2" style:base-cell-address="Foglio1.D1"/>
      <style:map style:condition="cell-content()=3" style:apply-style-name="Senza_20_nome3" style:base-cell-address="Foglio1.D1"/>
      <style:map style:condition="cell-content()=4" style:apply-style-name="Senza_20_nome4" style:base-cell-address="Foglio1.D1"/>
    </style:style>
    <style:style style:name="ce5" style:family="table-cell" style:parent-style-name="Default">
      <style:text-properties style:font-name="Liberation Sans" style:font-name-asian="Arial Unicode MS" style:font-name-complex="Arial Unicode MS"/>
      <style:map style:condition="cell-content()=1" style:apply-style-name="Senza_20_nome1" style:base-cell-address="Foglio1.D1"/>
      <style:map style:condition="cell-content()=2" style:apply-style-name="Senza_20_nome2" style:base-cell-address="Foglio1.D1"/>
      <style:map style:condition="cell-content()=3" style:apply-style-name="Senza_20_nome3" style:base-cell-address="Foglio1.D1"/>
      <style:map style:condition="cell-content()=4" style:apply-style-name="Senza_20_nome4" style:base-cell-address="Foglio1.D1"/>
    </style:style>
    <style:style style:name="ce6" style:family="table-cell" style:parent-style-name="Default">
      <style:text-properties style:font-name="Liberation Sans" style:font-name-asian="Arial Unicode MS" style:font-name-complex="Arial Unicode MS"/>
      <style:map style:condition="cell-content()=1" style:apply-style-name="Senza_20_nome1" style:base-cell-address="Foglio1.D1"/>
      <style:map style:condition="cell-content()=2" style:apply-style-name="Senza_20_nome2" style:base-cell-address="Foglio1.D1"/>
      <style:map style:condition="cell-content()=3" style:apply-style-name="Senza_20_nome3" style:base-cell-address="Foglio1.D1"/>
      <style:map style:condition="cell-content()=4" style:apply-style-name="Senza_20_nome4" style:base-cell-address="Foglio1.D1"/>
    </style:style>
    <style:style style:name="ce7" style:family="table-cell" style:parent-style-name="Default">
      <style:text-properties style:font-name="Liberation Sans" style:font-name-asian="Arial Unicode MS" style:font-name-complex="Arial Unicode MS"/>
      <style:map style:condition="cell-content()=1" style:apply-style-name="Senza_20_nome1" style:base-cell-address="Foglio1.D1"/>
      <style:map style:condition="cell-content()=2" style:apply-style-name="Senza_20_nome2" style:base-cell-address="Foglio1.D1"/>
      <style:map style:condition="cell-content()=3" style:apply-style-name="Senza_20_nome3" style:base-cell-address="Foglio1.D1"/>
      <style:map style:condition="cell-content()=4" style:apply-style-name="Senza_20_nome4" style:base-cell-address="Foglio1.D1"/>
    </style:style>
    <style:style style:name="ce8" style:family="table-cell" style:parent-style-name="Default">
      <style:text-properties style:font-name="Liberation Sans" style:font-name-asian="Arial Unicode MS" style:font-name-complex="Arial Unicode MS"/>
      <style:map style:condition="cell-content()=1" style:apply-style-name="Senza_20_nome1" style:base-cell-address="Foglio1.D1"/>
      <style:map style:condition="cell-content()=2" style:apply-style-name="Senza_20_nome2" style:base-cell-address="Foglio1.D1"/>
      <style:map style:condition="cell-content()=3" style:apply-style-name="Senza_20_nome3" style:base-cell-address="Foglio1.D1"/>
      <style:map style:condition="cell-content()=4" style:apply-style-name="Senza_20_nome4" style:base-cell-address="Foglio1.D1"/>
    </style:style>
    <style:style style:name="ce9" style:family="table-cell" style:parent-style-name="Default">
      <style:text-properties style:font-name="Liberation Sans" style:font-name-asian="Arial Unicode MS" style:font-name-complex="Arial Unicode MS"/>
      <style:map style:condition="cell-content()=1" style:apply-style-name="Senza_20_nome1" style:base-cell-address="Foglio1.D1"/>
      <style:map style:condition="cell-content()=2" style:apply-style-name="Senza_20_nome2" style:base-cell-address="Foglio1.D1"/>
      <style:map style:condition="cell-content()=3" style:apply-style-name="Senza_20_nome3" style:base-cell-address="Foglio1.D1"/>
      <style:map style:condition="cell-content()=4" style:apply-style-name="Senza_20_nome4" style:base-cell-address="Foglio1.D1"/>
    </style:style>
    <style:style style:name="ce10" style:family="table-cell" style:parent-style-name="Default">
      <style:text-properties style:font-name="Liberation Sans" style:font-name-asian="Arial Unicode MS" style:font-name-complex="Arial Unicode MS"/>
      <style:map style:condition="cell-content()=1" style:apply-style-name="Senza_20_nome1" style:base-cell-address="Foglio1.D1"/>
      <style:map style:condition="cell-content()=2" style:apply-style-name="Senza_20_nome2" style:base-cell-address="Foglio1.D1"/>
      <style:map style:condition="cell-content()=3" style:apply-style-name="Senza_20_nome3" style:base-cell-address="Foglio1.D1"/>
      <style:map style:condition="cell-content()=4" style:apply-style-name="Senza_20_nome4" style:base-cell-address="Foglio1.D1"/>
    </style:style>
    <style:style style:name="ce11" style:family="table-cell" style:parent-style-name="Default">
      <style:text-properties style:font-name="Liberation Sans" style:font-name-asian="Arial Unicode MS" style:font-name-complex="Arial Unicode MS"/>
      <style:map style:condition="cell-content()=1" style:apply-style-name="Senza_20_nome1" style:base-cell-address="Foglio1.D1"/>
      <style:map style:condition="cell-content()=2" style:apply-style-name="Senza_20_nome2" style:base-cell-address="Foglio1.D1"/>
      <style:map style:condition="cell-content()=3" style:apply-style-name="Senza_20_nome3" style:base-cell-address="Foglio1.D1"/>
      <style:map style:condition="cell-content()=4" style:apply-style-name="Senza_20_nome4" style:base-cell-address="Foglio1.D1"/>
    </style:style>
    <style:style style:name="ce12" style:family="table-cell" style:parent-style-name="Default">
      <style:text-properties style:font-name="Liberation Sans" style:font-name-asian="Arial Unicode MS" style:font-name-complex="Arial Unicode MS"/>
      <style:map style:condition="cell-content()=1" style:apply-style-name="Senza_20_nome1" style:base-cell-address="Foglio1.D1"/>
      <style:map style:condition="cell-content()=2" style:apply-style-name="Senza_20_nome2" style:base-cell-address="Foglio1.D1"/>
      <style:map style:condition="cell-content()=3" style:apply-style-name="Senza_20_nome3" style:base-cell-address="Foglio1.D1"/>
      <style:map style:condition="cell-content()=4" style:apply-style-name="Senza_20_nome4" style:base-cell-address="Foglio1.D1"/>
    </style:style>
    <style:style style:name="ce13" style:family="table-cell" style:parent-style-name="Default">
      <style:text-properties style:font-name="Liberation Sans" style:font-name-asian="Arial Unicode MS" style:font-name-complex="Arial Unicode MS"/>
      <style:map style:condition="cell-content()=1" style:apply-style-name="Senza_20_nome1" style:base-cell-address="Foglio1.D1"/>
      <style:map style:condition="cell-content()=2" style:apply-style-name="Senza_20_nome2" style:base-cell-address="Foglio1.D1"/>
      <style:map style:condition="cell-content()=3" style:apply-style-name="Senza_20_nome3" style:base-cell-address="Foglio1.D1"/>
      <style:map style:condition="cell-content()=4" style:apply-style-name="Senza_20_nome4" style:base-cell-address="Foglio1.D1"/>
    </style:style>
    <style:style style:name="ce14" style:family="table-cell" style:parent-style-name="Default">
      <style:text-properties style:font-name="Liberation Sans" style:font-name-asian="Arial Unicode MS" style:font-name-complex="Arial Unicode MS"/>
      <style:map style:condition="cell-content()=1" style:apply-style-name="Senza_20_nome1" style:base-cell-address="Foglio1.D1"/>
      <style:map style:condition="cell-content()=2" style:apply-style-name="Senza_20_nome2" style:base-cell-address="Foglio1.D1"/>
      <style:map style:condition="cell-content()=3" style:apply-style-name="Senza_20_nome3" style:base-cell-address="Foglio1.D1"/>
      <style:map style:condition="cell-content()=4" style:apply-style-name="Senza_20_nome4" style:base-cell-address="Foglio1.D1"/>
    </style:style>
    <style:style style:name="ce15" style:family="table-cell" style:parent-style-name="Default">
      <style:text-properties style:font-name="Liberation Sans" style:font-name-asian="Arial Unicode MS" style:font-name-complex="Arial Unicode MS"/>
      <style:map style:condition="cell-content()=1" style:apply-style-name="Senza_20_nome1" style:base-cell-address="Foglio1.D1"/>
      <style:map style:condition="cell-content()=2" style:apply-style-name="Senza_20_nome2" style:base-cell-address="Foglio1.D1"/>
      <style:map style:condition="cell-content()=3" style:apply-style-name="Senza_20_nome3" style:base-cell-address="Foglio1.D1"/>
      <style:map style:condition="cell-content()=4" style:apply-style-name="Senza_20_nome4" style:base-cell-address="Foglio1.D1"/>
    </style:style>
    <style:style style:name="ce16" style:family="table-cell" style:parent-style-name="Default">
      <style:text-properties style:font-name="Liberation Sans" style:font-name-asian="Arial Unicode MS" style:font-name-complex="Arial Unicode MS"/>
      <style:map style:condition="cell-content()=1" style:apply-style-name="Senza_20_nome1" style:base-cell-address="Foglio1.D1"/>
      <style:map style:condition="cell-content()=2" style:apply-style-name="Senza_20_nome2" style:base-cell-address="Foglio1.D1"/>
      <style:map style:condition="cell-content()=3" style:apply-style-name="Senza_20_nome3" style:base-cell-address="Foglio1.D1"/>
      <style:map style:condition="cell-content()=4" style:apply-style-name="Senza_20_nome4" style:base-cell-address="Foglio1.D1"/>
    </style:style>
    <style:style style:name="ce17" style:family="table-cell" style:parent-style-name="Default">
      <style:map style:condition="cell-content()=1" style:apply-style-name="Senza_20_nome1" style:base-cell-address="Foglio1.D1"/>
      <style:map style:condition="cell-content()=2" style:apply-style-name="Senza_20_nome2" style:base-cell-address="Foglio1.D1"/>
      <style:map style:condition="cell-content()=3" style:apply-style-name="Senza_20_nome3" style:base-cell-address="Foglio1.D1"/>
      <style:map style:condition="cell-content()=4" style:apply-style-name="Senza_20_nome4" style:base-cell-address="Foglio1.D1"/>
    </style:style>
  </office:automatic-styles>
  <office:body>
    <office:spreadsheet>
      <table:table table:name="Foglio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column table:style-name="co3" table:number-columns-repeated="945" table:default-cell-style-name="Default"/>
        <table:table-row table:style-name="ro1">
          <table:table-cell table:style-name="ce1" table:formula="of:=INT(RAND()*5)" office:value-type="float" office:value="4" calcext:value-type="float">
            <text:p>4</text:p>
          </table:table-cell>
          <table:table-cell table:style-name="ce1" table:formula="of:=INT(RAND()*5)" office:value-type="float" office:value="4" calcext:value-type="float">
            <text:p>4</text:p>
          </table:table-cell>
          <table:table-cell table:style-name="ce1" table:formula="of:=INT(RAND()*5)" office:value-type="float" office:value="4" calcext:value-type="float">
            <text:p>4</text:p>
          </table:table-cell>
          <table:table-cell table:style-name="ce1" table:formula="of:=INT(RAND()*5)" office:value-type="float" office:value="0" calcext:value-type="float">
            <text:p>0</text:p>
          </table:table-cell>
          <table:table-cell table:style-name="ce2"/>
          <table:table-cell table:style-name="ce2" table:formula="of:=IF([.B1]+[.A2]&lt;5;[.B1]+[.A2];1)" office:value-type="float" office:value="1" calcext:value-type="float">
            <text:p>1</text:p>
          </table:table-cell>
          <table:table-cell table:style-name="ce2" table:formula="of:=IF([.A1]+[.B2]+[.C1]&lt;5;[.A1]+[.B2]+[.C1];1)" office:value-type="float" office:value="1" calcext:value-type="float">
            <text:p>1</text:p>
          </table:table-cell>
          <table:table-cell table:style-name="ce9" table:formula="of:=IF([.B1]+[.C2]+[.D1]&lt;5;[.B1]+[.C2]+[.D1];1)" office:value-type="float" office:value="1" calcext:value-type="float">
            <text:p>1</text:p>
          </table:table-cell>
          <table:table-cell table:style-name="ce13" table:formula="of:=IF([.C1]+[.D2]&lt;5;[.C1]+[.D2];1)" office:value-type="float" office:value="4" calcext:value-type="float">
            <text:p>4</text:p>
          </table:table-cell>
          <table:table-cell table:style-name="ce2"/>
          <table:table-cell table:style-name="ce2" table:formula="of:=IF([.G1]+[.F2]&lt;5;[.G1]+[.F2];1)" office:value-type="float" office:value="2" calcext:value-type="float">
            <text:p>2</text:p>
          </table:table-cell>
          <table:table-cell table:style-name="ce2" table:formula="of:=IF([.F1]+[.G2]+[.H1]&lt;5;[.F1]+[.G2]+[.H1];1)" office:value-type="float" office:value="3" calcext:value-type="float">
            <text:p>3</text:p>
          </table:table-cell>
          <table:table-cell table:style-name="ce9" table:formula="of:=IF([.G1]+[.H2]+[.I1]&lt;5;[.G1]+[.H2]+[.I1];1)" office:value-type="float" office:value="1" calcext:value-type="float">
            <text:p>1</text:p>
          </table:table-cell>
          <table:table-cell table:style-name="ce13" table:formula="of:=IF([.H1]+[.I2]&lt;5;[.H1]+[.I2];1)" office:value-type="float" office:value="1" calcext:value-type="float">
            <text:p>1</text:p>
          </table:table-cell>
          <table:table-cell table:style-name="ce2"/>
          <table:table-cell table:style-name="ce2" table:formula="of:=IF([.L1]+[.K2]&lt;5;[.L1]+[.K2];1)" office:value-type="float" office:value="1" calcext:value-type="float">
            <text:p>1</text:p>
          </table:table-cell>
          <table:table-cell table:style-name="ce2" table:formula="of:=IF([.K1]+[.L2]+[.M1]&lt;5;[.K1]+[.L2]+[.M1];1)" office:value-type="float" office:value="1" calcext:value-type="float">
            <text:p>1</text:p>
          </table:table-cell>
          <table:table-cell table:style-name="ce9" table:formula="of:=IF([.L1]+[.M2]+[.N1]&lt;5;[.L1]+[.M2]+[.N1];1)" office:value-type="float" office:value="1" calcext:value-type="float">
            <text:p>1</text:p>
          </table:table-cell>
          <table:table-cell table:style-name="ce13" table:formula="of:=IF([.M1]+[.N2]&lt;5;[.M1]+[.N2];1)" office:value-type="float" office:value="2" calcext:value-type="float">
            <text:p>2</text:p>
          </table:table-cell>
          <table:table-cell table:style-name="ce2"/>
          <table:table-cell table:style-name="ce2" table:formula="of:=IF([.Q1]+[.P2]&lt;5;[.Q1]+[.P2];1)" office:value-type="float" office:value="2" calcext:value-type="float">
            <text:p>2</text:p>
          </table:table-cell>
          <table:table-cell table:style-name="ce2" table:formula="of:=IF([.P1]+[.Q2]+[.R1]&lt;5;[.P1]+[.Q2]+[.R1];1)" office:value-type="float" office:value="3" calcext:value-type="float">
            <text:p>3</text:p>
          </table:table-cell>
          <table:table-cell table:style-name="ce9" table:formula="of:=IF([.Q1]+[.R2]+[.S1]&lt;5;[.Q1]+[.R2]+[.S1];1)" office:value-type="float" office:value="4" calcext:value-type="float">
            <text:p>4</text:p>
          </table:table-cell>
          <table:table-cell table:style-name="ce13" table:formula="of:=IF([.R1]+[.S2]&lt;5;[.R1]+[.S2];1)" office:value-type="float" office:value="4" calcext:value-type="float">
            <text:p>4</text:p>
          </table:table-cell>
          <table:table-cell table:style-name="ce2"/>
          <table:table-cell table:style-name="ce2" table:formula="of:=IF([.V1]+[.U2]&lt;5;[.V1]+[.U2];1)" office:value-type="float" office:value="1" calcext:value-type="float">
            <text:p>1</text:p>
          </table:table-cell>
          <table:table-cell table:style-name="ce2" table:formula="of:=IF([.U1]+[.V2]+[.W1]&lt;5;[.U1]+[.V2]+[.W1];1)" office:value-type="float" office:value="1" calcext:value-type="float">
            <text:p>1</text:p>
          </table:table-cell>
          <table:table-cell table:style-name="ce9" table:formula="of:=IF([.V1]+[.W2]+[.X1]&lt;5;[.V1]+[.W2]+[.X1];1)" office:value-type="float" office:value="1" calcext:value-type="float">
            <text:p>1</text:p>
          </table:table-cell>
          <table:table-cell table:style-name="ce13" table:formula="of:=IF([.W1]+[.X2]&lt;5;[.W1]+[.X2];1)" office:value-type="float" office:value="1" calcext:value-type="float">
            <text:p>1</text:p>
          </table:table-cell>
          <table:table-cell table:style-name="ce2"/>
          <table:table-cell table:style-name="ce2" table:formula="of:=IF([.AA1]+[.Z2]&lt;5;[.AA1]+[.Z2];1)" office:value-type="float" office:value="2" calcext:value-type="float">
            <text:p>2</text:p>
          </table:table-cell>
          <table:table-cell table:style-name="ce2" table:formula="of:=IF([.Z1]+[.AA2]+[.AB1]&lt;5;[.Z1]+[.AA2]+[.AB1];1)" office:value-type="float" office:value="3" calcext:value-type="float">
            <text:p>3</text:p>
          </table:table-cell>
          <table:table-cell table:style-name="ce9" table:formula="of:=IF([.AA1]+[.AB2]+[.AC1]&lt;5;[.AA1]+[.AB2]+[.AC1];1)" office:value-type="float" office:value="3" calcext:value-type="float">
            <text:p>3</text:p>
          </table:table-cell>
          <table:table-cell table:style-name="ce13" table:formula="of:=IF([.AB1]+[.AC2]&lt;5;[.AB1]+[.AC2];1)" office:value-type="float" office:value="2" calcext:value-type="float">
            <text:p>2</text:p>
          </table:table-cell>
          <table:table-cell table:style-name="ce2"/>
          <table:table-cell table:style-name="ce2" table:formula="of:=IF([.AF1]+[.AE2]&lt;5;[.AF1]+[.AE2];1)" office:value-type="float" office:value="1" calcext:value-type="float">
            <text:p>1</text:p>
          </table:table-cell>
          <table:table-cell table:style-name="ce2" table:formula="of:=IF([.AE1]+[.AF2]+[.AG1]&lt;5;[.AE1]+[.AF2]+[.AG1];1)" office:value-type="float" office:value="1" calcext:value-type="float">
            <text:p>1</text:p>
          </table:table-cell>
          <table:table-cell table:style-name="ce9" table:formula="of:=IF([.AF1]+[.AG2]+[.AH1]&lt;5;[.AF1]+[.AG2]+[.AH1];1)" office:value-type="float" office:value="1" calcext:value-type="float">
            <text:p>1</text:p>
          </table:table-cell>
          <table:table-cell table:style-name="ce13" table:formula="of:=IF([.AG1]+[.AH2]&lt;5;[.AG1]+[.AH2];1)" office:value-type="float" office:value="4" calcext:value-type="float">
            <text:p>4</text:p>
          </table:table-cell>
          <table:table-cell table:style-name="ce2"/>
          <table:table-cell table:style-name="ce2" table:formula="of:=IF([.AK1]+[.AJ2]&lt;5;[.AK1]+[.AJ2];1)" office:value-type="float" office:value="2" calcext:value-type="float">
            <text:p>2</text:p>
          </table:table-cell>
          <table:table-cell table:style-name="ce2" table:formula="of:=IF([.AJ1]+[.AK2]+[.AL1]&lt;5;[.AJ1]+[.AK2]+[.AL1];1)" office:value-type="float" office:value="3" calcext:value-type="float">
            <text:p>3</text:p>
          </table:table-cell>
          <table:table-cell table:style-name="ce9" table:formula="of:=IF([.AK1]+[.AL2]+[.AM1]&lt;5;[.AK1]+[.AL2]+[.AM1];1)" office:value-type="float" office:value="1" calcext:value-type="float">
            <text:p>1</text:p>
          </table:table-cell>
          <table:table-cell table:style-name="ce13" table:formula="of:=IF([.AL1]+[.AM2]&lt;5;[.AL1]+[.AM2];1)" office:value-type="float" office:value="1" calcext:value-type="float">
            <text:p>1</text:p>
          </table:table-cell>
          <table:table-cell table:style-name="ce2"/>
          <table:table-cell table:style-name="ce2" table:formula="of:=IF([.AP1]+[.AO2]&lt;5;[.AP1]+[.AO2];1)" office:value-type="float" office:value="1" calcext:value-type="float">
            <text:p>1</text:p>
          </table:table-cell>
          <table:table-cell table:style-name="ce2" table:formula="of:=IF([.AO1]+[.AP2]+[.AQ1]&lt;5;[.AO1]+[.AP2]+[.AQ1];1)" office:value-type="float" office:value="1" calcext:value-type="float">
            <text:p>1</text:p>
          </table:table-cell>
          <table:table-cell table:style-name="ce9" table:formula="of:=IF([.AP1]+[.AQ2]+[.AR1]&lt;5;[.AP1]+[.AQ2]+[.AR1];1)" office:value-type="float" office:value="1" calcext:value-type="float">
            <text:p>1</text:p>
          </table:table-cell>
          <table:table-cell table:style-name="ce13" table:formula="of:=IF([.AQ1]+[.AR2]&lt;5;[.AQ1]+[.AR2];1)" office:value-type="float" office:value="2" calcext:value-type="float">
            <text:p>2</text:p>
          </table:table-cell>
          <table:table-cell table:style-name="ce2"/>
          <table:table-cell table:style-name="ce2" table:formula="of:=IF([.AU1]+[.AT2]&lt;5;[.AU1]+[.AT2];1)" office:value-type="float" office:value="2" calcext:value-type="float">
            <text:p>2</text:p>
          </table:table-cell>
          <table:table-cell table:style-name="ce2" table:formula="of:=IF([.AT1]+[.AU2]+[.AV1]&lt;5;[.AT1]+[.AU2]+[.AV1];1)" office:value-type="float" office:value="3" calcext:value-type="float">
            <text:p>3</text:p>
          </table:table-cell>
          <table:table-cell table:style-name="ce9" table:formula="of:=IF([.AU1]+[.AV2]+[.AW1]&lt;5;[.AU1]+[.AV2]+[.AW1];1)" office:value-type="float" office:value="4" calcext:value-type="float">
            <text:p>4</text:p>
          </table:table-cell>
          <table:table-cell table:style-name="ce13" table:formula="of:=IF([.AV1]+[.AW2]&lt;5;[.AV1]+[.AW2];1)" office:value-type="float" office:value="4" calcext:value-type="float">
            <text:p>4</text:p>
          </table:table-cell>
          <table:table-cell table:style-name="ce2"/>
          <table:table-cell table:style-name="ce2" table:formula="of:=IF([.AZ1]+[.AY2]&lt;5;[.AZ1]+[.AY2];1)" office:value-type="float" office:value="1" calcext:value-type="float">
            <text:p>1</text:p>
          </table:table-cell>
          <table:table-cell table:style-name="ce2" table:formula="of:=IF([.AY1]+[.AZ2]+[.BA1]&lt;5;[.AY1]+[.AZ2]+[.BA1];1)" office:value-type="float" office:value="1" calcext:value-type="float">
            <text:p>1</text:p>
          </table:table-cell>
          <table:table-cell table:style-name="ce9" table:formula="of:=IF([.AZ1]+[.BA2]+[.BB1]&lt;5;[.AZ1]+[.BA2]+[.BB1];1)" office:value-type="float" office:value="1" calcext:value-type="float">
            <text:p>1</text:p>
          </table:table-cell>
          <table:table-cell table:style-name="ce13" table:formula="of:=IF([.BA1]+[.BB2]&lt;5;[.BA1]+[.BB2];1)" office:value-type="float" office:value="1" calcext:value-type="float">
            <text:p>1</text:p>
          </table:table-cell>
          <table:table-cell table:style-name="ce2"/>
          <table:table-cell table:style-name="ce2" table:formula="of:=IF([.BE1]+[.BD2]&lt;5;[.BE1]+[.BD2];1)" office:value-type="float" office:value="2" calcext:value-type="float">
            <text:p>2</text:p>
          </table:table-cell>
          <table:table-cell table:style-name="ce2" table:formula="of:=IF([.BD1]+[.BE2]+[.BF1]&lt;5;[.BD1]+[.BE2]+[.BF1];1)" office:value-type="float" office:value="3" calcext:value-type="float">
            <text:p>3</text:p>
          </table:table-cell>
          <table:table-cell table:style-name="ce9" table:formula="of:=IF([.BE1]+[.BF2]+[.BG1]&lt;5;[.BE1]+[.BF2]+[.BG1];1)" office:value-type="float" office:value="3" calcext:value-type="float">
            <text:p>3</text:p>
          </table:table-cell>
          <table:table-cell table:style-name="ce13" table:formula="of:=IF([.BF1]+[.BG2]&lt;5;[.BF1]+[.BG2];1)" office:value-type="float" office:value="2" calcext:value-type="float">
            <text:p>2</text:p>
          </table:table-cell>
          <table:table-cell table:style-name="ce2"/>
          <table:table-cell table:style-name="ce2" table:formula="of:=IF([.BJ1]+[.BI2]&lt;5;[.BJ1]+[.BI2];1)" office:value-type="float" office:value="1" calcext:value-type="float">
            <text:p>1</text:p>
          </table:table-cell>
          <table:table-cell table:style-name="ce2" table:formula="of:=IF([.BI1]+[.BJ2]+[.BK1]&lt;5;[.BI1]+[.BJ2]+[.BK1];1)" office:value-type="float" office:value="1" calcext:value-type="float">
            <text:p>1</text:p>
          </table:table-cell>
          <table:table-cell table:style-name="ce9" table:formula="of:=IF([.BJ1]+[.BK2]+[.BL1]&lt;5;[.BJ1]+[.BK2]+[.BL1];1)" office:value-type="float" office:value="1" calcext:value-type="float">
            <text:p>1</text:p>
          </table:table-cell>
          <table:table-cell table:style-name="ce13" table:formula="of:=IF([.BK1]+[.BL2]&lt;5;[.BK1]+[.BL2];1)" office:value-type="float" office:value="4" calcext:value-type="float">
            <text:p>4</text:p>
          </table:table-cell>
          <table:table-cell table:style-name="ce2"/>
          <table:table-cell table:style-name="ce2" table:formula="of:=IF([.BO1]+[.BN2]&lt;5;[.BO1]+[.BN2];1)" office:value-type="float" office:value="2" calcext:value-type="float">
            <text:p>2</text:p>
          </table:table-cell>
          <table:table-cell table:style-name="ce2" table:formula="of:=IF([.BN1]+[.BO2]+[.BP1]&lt;5;[.BN1]+[.BO2]+[.BP1];1)" office:value-type="float" office:value="3" calcext:value-type="float">
            <text:p>3</text:p>
          </table:table-cell>
          <table:table-cell table:style-name="ce9" table:formula="of:=IF([.BO1]+[.BP2]+[.BQ1]&lt;5;[.BO1]+[.BP2]+[.BQ1];1)" office:value-type="float" office:value="1" calcext:value-type="float">
            <text:p>1</text:p>
          </table:table-cell>
          <table:table-cell table:style-name="ce13" table:formula="of:=IF([.BP1]+[.BQ2]&lt;5;[.BP1]+[.BQ2];1)" office:value-type="float" office:value="1" calcext:value-type="float">
            <text:p>1</text:p>
          </table:table-cell>
          <table:table-cell table:style-name="ce2"/>
          <table:table-cell table:style-name="ce2" table:formula="of:=IF([.BT1]+[.BS2]&lt;5;[.BT1]+[.BS2];1)" office:value-type="float" office:value="1" calcext:value-type="float">
            <text:p>1</text:p>
          </table:table-cell>
          <table:table-cell table:style-name="ce2" table:formula="of:=IF([.BS1]+[.BT2]+[.BU1]&lt;5;[.BS1]+[.BT2]+[.BU1];1)" office:value-type="float" office:value="1" calcext:value-type="float">
            <text:p>1</text:p>
          </table:table-cell>
          <table:table-cell table:style-name="ce9" table:formula="of:=IF([.BT1]+[.BU2]+[.BV1]&lt;5;[.BT1]+[.BU2]+[.BV1];1)" office:value-type="float" office:value="1" calcext:value-type="float">
            <text:p>1</text:p>
          </table:table-cell>
          <table:table-cell table:style-name="ce13" table:formula="of:=IF([.BU1]+[.BV2]&lt;5;[.BU1]+[.BV2];1)" office:value-type="float" office:value="2" calcext:value-type="float">
            <text:p>2</text:p>
          </table:table-cell>
          <table:table-cell table:style-name="ce2"/>
          <table:table-cell table:style-name="ce17" table:number-columns-repeated="944"/>
        </table:table-row>
        <table:table-row table:style-name="ro1">
          <table:table-cell table:style-name="ce1" table:formula="of:=INT(RAND()*5)" office:value-type="float" office:value="4" calcext:value-type="float">
            <text:p>4</text:p>
          </table:table-cell>
          <table:table-cell table:style-name="ce1" table:formula="of:=INT(RAND()*5)" office:value-type="float" office:value="2" calcext:value-type="float">
            <text:p>2</text:p>
          </table:table-cell>
          <table:table-cell table:style-name="ce1" table:formula="of:=INT(RAND()*5)" office:value-type="float" office:value="4" calcext:value-type="float">
            <text:p>4</text:p>
          </table:table-cell>
          <table:table-cell table:style-name="ce1" table:formula="of:=INT(RAND()*5)" office:value-type="float" office:value="0" calcext:value-type="float">
            <text:p>0</text:p>
          </table:table-cell>
          <table:table-cell table:style-name="ce2"/>
          <table:table-cell table:style-name="ce3" table:formula="of:=IF([.A1]+[.B2]+[.A3]&lt;5;[.A1]+[.B2]+[.A3];1)" office:value-type="float" office:value="1" calcext:value-type="float">
            <text:p>1</text:p>
          </table:table-cell>
          <table:table-cell table:style-name="ce6" table:formula="of:=IF([.A2]+[.B3]+[.C2]+[.B1]&lt;5;[.A2]+[.B3]+[.C2]+[.B1];1)" office:value-type="float" office:value="1" calcext:value-type="float">
            <text:p>1</text:p>
          </table:table-cell>
          <table:table-cell table:style-name="ce10" table:formula="of:=IF([.B2]+[.C3]+[.D2]+[.C1]&lt;5;[.B2]+[.C3]+[.D2]+[.C1];1)" office:value-type="float" office:value="1" calcext:value-type="float">
            <text:p>1</text:p>
          </table:table-cell>
          <table:table-cell table:style-name="ce14" table:formula="of:=IF([.C2]+[.D3]+[.D1]&lt;5;[.C2]+[.D3]+[.D1];1)" office:value-type="float" office:value="4" calcext:value-type="float">
            <text:p>4</text:p>
          </table:table-cell>
          <table:table-cell table:style-name="ce2"/>
          <table:table-cell table:style-name="ce3" table:formula="of:=IF([.F1]+[.G2]+[.F3]&lt;5;[.F1]+[.G2]+[.F3];1)" office:value-type="float" office:value="3" calcext:value-type="float">
            <text:p>3</text:p>
          </table:table-cell>
          <table:table-cell table:style-name="ce6" table:formula="of:=IF([.F2]+[.G3]+[.H2]+[.G1]&lt;5;[.F2]+[.G3]+[.H2]+[.G1];1)" office:value-type="float" office:value="4" calcext:value-type="float">
            <text:p>4</text:p>
          </table:table-cell>
          <table:table-cell table:style-name="ce10" table:formula="of:=IF([.G2]+[.H3]+[.I2]+[.H1]&lt;5;[.G2]+[.H3]+[.I2]+[.H1];1)" office:value-type="float" office:value="1" calcext:value-type="float">
            <text:p>1</text:p>
          </table:table-cell>
          <table:table-cell table:style-name="ce14" table:formula="of:=IF([.H2]+[.I3]+[.I1]&lt;5;[.H2]+[.I3]+[.I1];1)" office:value-type="float" office:value="1" calcext:value-type="float">
            <text:p>1</text:p>
          </table:table-cell>
          <table:table-cell table:style-name="ce2"/>
          <table:table-cell table:style-name="ce3" table:formula="of:=IF([.K1]+[.L2]+[.K3]&lt;5;[.K1]+[.L2]+[.K3];1)" office:value-type="float" office:value="1" calcext:value-type="float">
            <text:p>1</text:p>
          </table:table-cell>
          <table:table-cell table:style-name="ce6" table:formula="of:=IF([.K2]+[.L3]+[.M2]+[.L1]&lt;5;[.K2]+[.L3]+[.M2]+[.L1];1)" office:value-type="float" office:value="1" calcext:value-type="float">
            <text:p>1</text:p>
          </table:table-cell>
          <table:table-cell table:style-name="ce10" table:formula="of:=IF([.L2]+[.M3]+[.N2]+[.M1]&lt;5;[.L2]+[.M3]+[.N2]+[.M1];1)" office:value-type="float" office:value="1" calcext:value-type="float">
            <text:p>1</text:p>
          </table:table-cell>
          <table:table-cell table:style-name="ce14" table:formula="of:=IF([.M2]+[.N3]+[.N1]&lt;5;[.M2]+[.N3]+[.N1];1)" office:value-type="float" office:value="3" calcext:value-type="float">
            <text:p>3</text:p>
          </table:table-cell>
          <table:table-cell table:style-name="ce2"/>
          <table:table-cell table:style-name="ce3" table:formula="of:=IF([.P1]+[.Q2]+[.P3]&lt;5;[.P1]+[.Q2]+[.P3];1)" office:value-type="float" office:value="3" calcext:value-type="float">
            <text:p>3</text:p>
          </table:table-cell>
          <table:table-cell table:style-name="ce6" table:formula="of:=IF([.P2]+[.Q3]+[.R2]+[.Q1]&lt;5;[.P2]+[.Q3]+[.R2]+[.Q1];1)" office:value-type="float" office:value="4" calcext:value-type="float">
            <text:p>4</text:p>
          </table:table-cell>
          <table:table-cell table:style-name="ce10" table:formula="of:=IF([.Q2]+[.R3]+[.S2]+[.R1]&lt;5;[.Q2]+[.R3]+[.S2]+[.R1];1)" office:value-type="float" office:value="1" calcext:value-type="float">
            <text:p>1</text:p>
          </table:table-cell>
          <table:table-cell table:style-name="ce14" table:formula="of:=IF([.R2]+[.S3]+[.S1]&lt;5;[.R2]+[.S3]+[.S1];1)" office:value-type="float" office:value="1" calcext:value-type="float">
            <text:p>1</text:p>
          </table:table-cell>
          <table:table-cell table:style-name="ce2"/>
          <table:table-cell table:style-name="ce3" table:formula="of:=IF([.U1]+[.V2]+[.U3]&lt;5;[.U1]+[.V2]+[.U3];1)" office:value-type="float" office:value="1" calcext:value-type="float">
            <text:p>1</text:p>
          </table:table-cell>
          <table:table-cell table:style-name="ce6" table:formula="of:=IF([.U2]+[.V3]+[.W2]+[.V1]&lt;5;[.U2]+[.V3]+[.W2]+[.V1];1)" office:value-type="float" office:value="1" calcext:value-type="float">
            <text:p>1</text:p>
          </table:table-cell>
          <table:table-cell table:style-name="ce10" table:formula="of:=IF([.V2]+[.W3]+[.X2]+[.W1]&lt;5;[.V2]+[.W3]+[.X2]+[.W1];1)" office:value-type="float" office:value="1" calcext:value-type="float">
            <text:p>1</text:p>
          </table:table-cell>
          <table:table-cell table:style-name="ce14" table:formula="of:=IF([.W2]+[.X3]+[.X1]&lt;5;[.W2]+[.X3]+[.X1];1)" office:value-type="float" office:value="1" calcext:value-type="float">
            <text:p>1</text:p>
          </table:table-cell>
          <table:table-cell table:style-name="ce2"/>
          <table:table-cell table:style-name="ce3" table:formula="of:=IF([.Z1]+[.AA2]+[.Z3]&lt;5;[.Z1]+[.AA2]+[.Z3];1)" office:value-type="float" office:value="3" calcext:value-type="float">
            <text:p>3</text:p>
          </table:table-cell>
          <table:table-cell table:style-name="ce6" table:formula="of:=IF([.Z2]+[.AA3]+[.AB2]+[.AA1]&lt;5;[.Z2]+[.AA3]+[.AB2]+[.AA1];1)" office:value-type="float" office:value="4" calcext:value-type="float">
            <text:p>4</text:p>
          </table:table-cell>
          <table:table-cell table:style-name="ce10" table:formula="of:=IF([.AA2]+[.AB3]+[.AC2]+[.AB1]&lt;5;[.AA2]+[.AB3]+[.AC2]+[.AB1];1)" office:value-type="float" office:value="1" calcext:value-type="float">
            <text:p>1</text:p>
          </table:table-cell>
          <table:table-cell table:style-name="ce14" table:formula="of:=IF([.AB2]+[.AC3]+[.AC1]&lt;5;[.AB2]+[.AC3]+[.AC1];1)" office:value-type="float" office:value="1" calcext:value-type="float">
            <text:p>1</text:p>
          </table:table-cell>
          <table:table-cell table:style-name="ce2"/>
          <table:table-cell table:style-name="ce3" table:formula="of:=IF([.AE1]+[.AF2]+[.AE3]&lt;5;[.AE1]+[.AF2]+[.AE3];1)" office:value-type="float" office:value="1" calcext:value-type="float">
            <text:p>1</text:p>
          </table:table-cell>
          <table:table-cell table:style-name="ce6" table:formula="of:=IF([.AE2]+[.AF3]+[.AG2]+[.AF1]&lt;5;[.AE2]+[.AF3]+[.AG2]+[.AF1];1)" office:value-type="float" office:value="1" calcext:value-type="float">
            <text:p>1</text:p>
          </table:table-cell>
          <table:table-cell table:style-name="ce10" table:formula="of:=IF([.AF2]+[.AG3]+[.AH2]+[.AG1]&lt;5;[.AF2]+[.AG3]+[.AH2]+[.AG1];1)" office:value-type="float" office:value="1" calcext:value-type="float">
            <text:p>1</text:p>
          </table:table-cell>
          <table:table-cell table:style-name="ce14" table:formula="of:=IF([.AG2]+[.AH3]+[.AH1]&lt;5;[.AG2]+[.AH3]+[.AH1];1)" office:value-type="float" office:value="4" calcext:value-type="float">
            <text:p>4</text:p>
          </table:table-cell>
          <table:table-cell table:style-name="ce2"/>
          <table:table-cell table:style-name="ce3" table:formula="of:=IF([.AJ1]+[.AK2]+[.AJ3]&lt;5;[.AJ1]+[.AK2]+[.AJ3];1)" office:value-type="float" office:value="3" calcext:value-type="float">
            <text:p>3</text:p>
          </table:table-cell>
          <table:table-cell table:style-name="ce6" table:formula="of:=IF([.AJ2]+[.AK3]+[.AL2]+[.AK1]&lt;5;[.AJ2]+[.AK3]+[.AL2]+[.AK1];1)" office:value-type="float" office:value="4" calcext:value-type="float">
            <text:p>4</text:p>
          </table:table-cell>
          <table:table-cell table:style-name="ce10" table:formula="of:=IF([.AK2]+[.AL3]+[.AM2]+[.AL1]&lt;5;[.AK2]+[.AL3]+[.AM2]+[.AL1];1)" office:value-type="float" office:value="1" calcext:value-type="float">
            <text:p>1</text:p>
          </table:table-cell>
          <table:table-cell table:style-name="ce14" table:formula="of:=IF([.AL2]+[.AM3]+[.AM1]&lt;5;[.AL2]+[.AM3]+[.AM1];1)" office:value-type="float" office:value="1" calcext:value-type="float">
            <text:p>1</text:p>
          </table:table-cell>
          <table:table-cell table:style-name="ce2"/>
          <table:table-cell table:style-name="ce3" table:formula="of:=IF([.AO1]+[.AP2]+[.AO3]&lt;5;[.AO1]+[.AP2]+[.AO3];1)" office:value-type="float" office:value="1" calcext:value-type="float">
            <text:p>1</text:p>
          </table:table-cell>
          <table:table-cell table:style-name="ce6" table:formula="of:=IF([.AO2]+[.AP3]+[.AQ2]+[.AP1]&lt;5;[.AO2]+[.AP3]+[.AQ2]+[.AP1];1)" office:value-type="float" office:value="1" calcext:value-type="float">
            <text:p>1</text:p>
          </table:table-cell>
          <table:table-cell table:style-name="ce10" table:formula="of:=IF([.AP2]+[.AQ3]+[.AR2]+[.AQ1]&lt;5;[.AP2]+[.AQ3]+[.AR2]+[.AQ1];1)" office:value-type="float" office:value="1" calcext:value-type="float">
            <text:p>1</text:p>
          </table:table-cell>
          <table:table-cell table:style-name="ce14" table:formula="of:=IF([.AQ2]+[.AR3]+[.AR1]&lt;5;[.AQ2]+[.AR3]+[.AR1];1)" office:value-type="float" office:value="3" calcext:value-type="float">
            <text:p>3</text:p>
          </table:table-cell>
          <table:table-cell table:style-name="ce2"/>
          <table:table-cell table:style-name="ce3" table:formula="of:=IF([.AT1]+[.AU2]+[.AT3]&lt;5;[.AT1]+[.AU2]+[.AT3];1)" office:value-type="float" office:value="3" calcext:value-type="float">
            <text:p>3</text:p>
          </table:table-cell>
          <table:table-cell table:style-name="ce6" table:formula="of:=IF([.AT2]+[.AU3]+[.AV2]+[.AU1]&lt;5;[.AT2]+[.AU3]+[.AV2]+[.AU1];1)" office:value-type="float" office:value="4" calcext:value-type="float">
            <text:p>4</text:p>
          </table:table-cell>
          <table:table-cell table:style-name="ce10" table:formula="of:=IF([.AU2]+[.AV3]+[.AW2]+[.AV1]&lt;5;[.AU2]+[.AV3]+[.AW2]+[.AV1];1)" office:value-type="float" office:value="1" calcext:value-type="float">
            <text:p>1</text:p>
          </table:table-cell>
          <table:table-cell table:style-name="ce14" table:formula="of:=IF([.AV2]+[.AW3]+[.AW1]&lt;5;[.AV2]+[.AW3]+[.AW1];1)" office:value-type="float" office:value="1" calcext:value-type="float">
            <text:p>1</text:p>
          </table:table-cell>
          <table:table-cell table:style-name="ce2"/>
          <table:table-cell table:style-name="ce3" table:formula="of:=IF([.AY1]+[.AZ2]+[.AY3]&lt;5;[.AY1]+[.AZ2]+[.AY3];1)" office:value-type="float" office:value="1" calcext:value-type="float">
            <text:p>1</text:p>
          </table:table-cell>
          <table:table-cell table:style-name="ce6" table:formula="of:=IF([.AY2]+[.AZ3]+[.BA2]+[.AZ1]&lt;5;[.AY2]+[.AZ3]+[.BA2]+[.AZ1];1)" office:value-type="float" office:value="1" calcext:value-type="float">
            <text:p>1</text:p>
          </table:table-cell>
          <table:table-cell table:style-name="ce10" table:formula="of:=IF([.AZ2]+[.BA3]+[.BB2]+[.BA1]&lt;5;[.AZ2]+[.BA3]+[.BB2]+[.BA1];1)" office:value-type="float" office:value="1" calcext:value-type="float">
            <text:p>1</text:p>
          </table:table-cell>
          <table:table-cell table:style-name="ce14" table:formula="of:=IF([.BA2]+[.BB3]+[.BB1]&lt;5;[.BA2]+[.BB3]+[.BB1];1)" office:value-type="float" office:value="1" calcext:value-type="float">
            <text:p>1</text:p>
          </table:table-cell>
          <table:table-cell table:style-name="ce2"/>
          <table:table-cell table:style-name="ce3" table:formula="of:=IF([.BD1]+[.BE2]+[.BD3]&lt;5;[.BD1]+[.BE2]+[.BD3];1)" office:value-type="float" office:value="3" calcext:value-type="float">
            <text:p>3</text:p>
          </table:table-cell>
          <table:table-cell table:style-name="ce6" table:formula="of:=IF([.BD2]+[.BE3]+[.BF2]+[.BE1]&lt;5;[.BD2]+[.BE3]+[.BF2]+[.BE1];1)" office:value-type="float" office:value="4" calcext:value-type="float">
            <text:p>4</text:p>
          </table:table-cell>
          <table:table-cell table:style-name="ce10" table:formula="of:=IF([.BE2]+[.BF3]+[.BG2]+[.BF1]&lt;5;[.BE2]+[.BF3]+[.BG2]+[.BF1];1)" office:value-type="float" office:value="1" calcext:value-type="float">
            <text:p>1</text:p>
          </table:table-cell>
          <table:table-cell table:style-name="ce14" table:formula="of:=IF([.BF2]+[.BG3]+[.BG1]&lt;5;[.BF2]+[.BG3]+[.BG1];1)" office:value-type="float" office:value="1" calcext:value-type="float">
            <text:p>1</text:p>
          </table:table-cell>
          <table:table-cell table:style-name="ce2"/>
          <table:table-cell table:style-name="ce3" table:formula="of:=IF([.BI1]+[.BJ2]+[.BI3]&lt;5;[.BI1]+[.BJ2]+[.BI3];1)" office:value-type="float" office:value="1" calcext:value-type="float">
            <text:p>1</text:p>
          </table:table-cell>
          <table:table-cell table:style-name="ce6" table:formula="of:=IF([.BI2]+[.BJ3]+[.BK2]+[.BJ1]&lt;5;[.BI2]+[.BJ3]+[.BK2]+[.BJ1];1)" office:value-type="float" office:value="1" calcext:value-type="float">
            <text:p>1</text:p>
          </table:table-cell>
          <table:table-cell table:style-name="ce10" table:formula="of:=IF([.BJ2]+[.BK3]+[.BL2]+[.BK1]&lt;5;[.BJ2]+[.BK3]+[.BL2]+[.BK1];1)" office:value-type="float" office:value="1" calcext:value-type="float">
            <text:p>1</text:p>
          </table:table-cell>
          <table:table-cell table:style-name="ce14" table:formula="of:=IF([.BK2]+[.BL3]+[.BL1]&lt;5;[.BK2]+[.BL3]+[.BL1];1)" office:value-type="float" office:value="4" calcext:value-type="float">
            <text:p>4</text:p>
          </table:table-cell>
          <table:table-cell table:style-name="ce2"/>
          <table:table-cell table:style-name="ce3" table:formula="of:=IF([.BN1]+[.BO2]+[.BN3]&lt;5;[.BN1]+[.BO2]+[.BN3];1)" office:value-type="float" office:value="3" calcext:value-type="float">
            <text:p>3</text:p>
          </table:table-cell>
          <table:table-cell table:style-name="ce6" table:formula="of:=IF([.BN2]+[.BO3]+[.BP2]+[.BO1]&lt;5;[.BN2]+[.BO3]+[.BP2]+[.BO1];1)" office:value-type="float" office:value="4" calcext:value-type="float">
            <text:p>4</text:p>
          </table:table-cell>
          <table:table-cell table:style-name="ce10" table:formula="of:=IF([.BO2]+[.BP3]+[.BQ2]+[.BP1]&lt;5;[.BO2]+[.BP3]+[.BQ2]+[.BP1];1)" office:value-type="float" office:value="1" calcext:value-type="float">
            <text:p>1</text:p>
          </table:table-cell>
          <table:table-cell table:style-name="ce14" table:formula="of:=IF([.BP2]+[.BQ3]+[.BQ1]&lt;5;[.BP2]+[.BQ3]+[.BQ1];1)" office:value-type="float" office:value="1" calcext:value-type="float">
            <text:p>1</text:p>
          </table:table-cell>
          <table:table-cell table:style-name="ce2"/>
          <table:table-cell table:style-name="ce3" table:formula="of:=IF([.BS1]+[.BT2]+[.BS3]&lt;5;[.BS1]+[.BT2]+[.BS3];1)" office:value-type="float" office:value="1" calcext:value-type="float">
            <text:p>1</text:p>
          </table:table-cell>
          <table:table-cell table:style-name="ce6" table:formula="of:=IF([.BS2]+[.BT3]+[.BU2]+[.BT1]&lt;5;[.BS2]+[.BT3]+[.BU2]+[.BT1];1)" office:value-type="float" office:value="1" calcext:value-type="float">
            <text:p>1</text:p>
          </table:table-cell>
          <table:table-cell table:style-name="ce10" table:formula="of:=IF([.BT2]+[.BU3]+[.BV2]+[.BU1]&lt;5;[.BT2]+[.BU3]+[.BV2]+[.BU1];1)" office:value-type="float" office:value="1" calcext:value-type="float">
            <text:p>1</text:p>
          </table:table-cell>
          <table:table-cell table:style-name="ce14" table:formula="of:=IF([.BU2]+[.BV3]+[.BV1]&lt;5;[.BU2]+[.BV3]+[.BV1];1)" office:value-type="float" office:value="3" calcext:value-type="float">
            <text:p>3</text:p>
          </table:table-cell>
          <table:table-cell table:style-name="ce2"/>
          <table:table-cell table:style-name="ce17" table:number-columns-repeated="944"/>
        </table:table-row>
        <table:table-row table:style-name="ro1">
          <table:table-cell table:style-name="ce1" table:formula="of:=INT(RAND()*5)" office:value-type="float" office:value="2" calcext:value-type="float">
            <text:p>2</text:p>
          </table:table-cell>
          <table:table-cell table:style-name="ce1" table:formula="of:=INT(RAND()*5)" office:value-type="float" office:value="0" calcext:value-type="float">
            <text:p>0</text:p>
          </table:table-cell>
          <table:table-cell table:style-name="ce1" table:formula="of:=INT(RAND()*5)" office:value-type="float" office:value="0" calcext:value-type="float">
            <text:p>0</text:p>
          </table:table-cell>
          <table:table-cell table:style-name="ce1" table:formula="of:=INT(RAND()*5)" office:value-type="float" office:value="0" calcext:value-type="float">
            <text:p>0</text:p>
          </table:table-cell>
          <table:table-cell table:style-name="ce2"/>
          <table:table-cell table:style-name="ce4" table:formula="of:=IF([.A2]+[.B3]+[.A4]&lt;5;[.A2]+[.B3]+[.A4];1)" office:value-type="float" office:value="1" calcext:value-type="float">
            <text:p>1</text:p>
          </table:table-cell>
          <table:table-cell table:style-name="ce7" table:formula="of:=IF([.A3]+[.B4]+[.C3]+[.B2]&lt;5;[.A3]+[.B4]+[.C3]+[.B2];1)" office:value-type="float" office:value="1" calcext:value-type="float">
            <text:p>1</text:p>
          </table:table-cell>
          <table:table-cell table:style-name="ce11" table:formula="of:=IF([.B3]+[.C4]+[.D3]+[.C2]&lt;5;[.B3]+[.C4]+[.D3]+[.C2];1)" office:value-type="float" office:value="1" calcext:value-type="float">
            <text:p>1</text:p>
          </table:table-cell>
          <table:table-cell table:style-name="ce15" table:formula="of:=IF([.C3]+[.D4]+[.D2]&lt;5;[.C3]+[.D4]+[.D2];1)" office:value-type="float" office:value="3" calcext:value-type="float">
            <text:p>3</text:p>
          </table:table-cell>
          <table:table-cell table:style-name="ce2"/>
          <table:table-cell table:style-name="ce4" table:formula="of:=IF([.F2]+[.G3]+[.F4]&lt;5;[.F2]+[.G3]+[.F4];1)" office:value-type="float" office:value="1" calcext:value-type="float">
            <text:p>1</text:p>
          </table:table-cell>
          <table:table-cell table:style-name="ce7" table:formula="of:=IF([.F3]+[.G4]+[.H3]+[.G2]&lt;5;[.F3]+[.G4]+[.H3]+[.G2];1)" office:value-type="float" office:value="1" calcext:value-type="float">
            <text:p>1</text:p>
          </table:table-cell>
          <table:table-cell table:style-name="ce11" table:formula="of:=IF([.G3]+[.H4]+[.I3]+[.H2]&lt;5;[.G3]+[.H4]+[.I3]+[.H2];1)" office:value-type="float" office:value="1" calcext:value-type="float">
            <text:p>1</text:p>
          </table:table-cell>
          <table:table-cell table:style-name="ce15" table:formula="of:=IF([.H3]+[.I4]+[.I2]&lt;5;[.H3]+[.I4]+[.I2];1)" office:value-type="float" office:value="1" calcext:value-type="float">
            <text:p>1</text:p>
          </table:table-cell>
          <table:table-cell table:style-name="ce2"/>
          <table:table-cell table:style-name="ce4" table:formula="of:=IF([.K2]+[.L3]+[.K4]&lt;5;[.K2]+[.L3]+[.K4];1)" office:value-type="float" office:value="1" calcext:value-type="float">
            <text:p>1</text:p>
          </table:table-cell>
          <table:table-cell table:style-name="ce7" table:formula="of:=IF([.K3]+[.L4]+[.M3]+[.L2]&lt;5;[.K3]+[.L4]+[.M3]+[.L2];1)" office:value-type="float" office:value="1" calcext:value-type="float">
            <text:p>1</text:p>
          </table:table-cell>
          <table:table-cell table:style-name="ce11" table:formula="of:=IF([.L3]+[.M4]+[.N3]+[.M2]&lt;5;[.L3]+[.M4]+[.N3]+[.M2];1)" office:value-type="float" office:value="4" calcext:value-type="float">
            <text:p>4</text:p>
          </table:table-cell>
          <table:table-cell table:style-name="ce15" table:formula="of:=IF([.M3]+[.N4]+[.N2]&lt;5;[.M3]+[.N4]+[.N2];1)" office:value-type="float" office:value="3" calcext:value-type="float">
            <text:p>3</text:p>
          </table:table-cell>
          <table:table-cell table:style-name="ce2"/>
          <table:table-cell table:style-name="ce4" table:formula="of:=IF([.P2]+[.Q3]+[.P4]&lt;5;[.P2]+[.Q3]+[.P4];1)" office:value-type="float" office:value="4" calcext:value-type="float">
            <text:p>4</text:p>
          </table:table-cell>
          <table:table-cell table:style-name="ce7" table:formula="of:=IF([.P3]+[.Q4]+[.R3]+[.Q2]&lt;5;[.P3]+[.Q4]+[.R3]+[.Q2];1)" office:value-type="float" office:value="1" calcext:value-type="float">
            <text:p>1</text:p>
          </table:table-cell>
          <table:table-cell table:style-name="ce11" table:formula="of:=IF([.Q3]+[.R4]+[.S3]+[.R2]&lt;5;[.Q3]+[.R4]+[.S3]+[.R2];1)" office:value-type="float" office:value="1" calcext:value-type="float">
            <text:p>1</text:p>
          </table:table-cell>
          <table:table-cell table:style-name="ce15" table:formula="of:=IF([.R3]+[.S4]+[.S2]&lt;5;[.R3]+[.S4]+[.S2];1)" office:value-type="float" office:value="1" calcext:value-type="float">
            <text:p>1</text:p>
          </table:table-cell>
          <table:table-cell table:style-name="ce2"/>
          <table:table-cell table:style-name="ce4" table:formula="of:=IF([.U2]+[.V3]+[.U4]&lt;5;[.U2]+[.V3]+[.U4];1)" office:value-type="float" office:value="1" calcext:value-type="float">
            <text:p>1</text:p>
          </table:table-cell>
          <table:table-cell table:style-name="ce7" table:formula="of:=IF([.U3]+[.V4]+[.W3]+[.V2]&lt;5;[.U3]+[.V4]+[.W3]+[.V2];1)" office:value-type="float" office:value="1" calcext:value-type="float">
            <text:p>1</text:p>
          </table:table-cell>
          <table:table-cell table:style-name="ce11" table:formula="of:=IF([.V3]+[.W4]+[.X3]+[.W2]&lt;5;[.V3]+[.W4]+[.X3]+[.W2];1)" office:value-type="float" office:value="4" calcext:value-type="float">
            <text:p>4</text:p>
          </table:table-cell>
          <table:table-cell table:style-name="ce15" table:formula="of:=IF([.W3]+[.X4]+[.X2]&lt;5;[.W3]+[.X4]+[.X2];1)" office:value-type="float" office:value="3" calcext:value-type="float">
            <text:p>3</text:p>
          </table:table-cell>
          <table:table-cell table:style-name="ce2"/>
          <table:table-cell table:style-name="ce4" table:formula="of:=IF([.Z2]+[.AA3]+[.Z4]&lt;5;[.Z2]+[.AA3]+[.Z4];1)" office:value-type="float" office:value="3" calcext:value-type="float">
            <text:p>3</text:p>
          </table:table-cell>
          <table:table-cell table:style-name="ce7" table:formula="of:=IF([.Z3]+[.AA4]+[.AB3]+[.AA2]&lt;5;[.Z3]+[.AA4]+[.AB3]+[.AA2];1)" office:value-type="float" office:value="1" calcext:value-type="float">
            <text:p>1</text:p>
          </table:table-cell>
          <table:table-cell table:style-name="ce11" table:formula="of:=IF([.AA3]+[.AB4]+[.AC3]+[.AB2]&lt;5;[.AA3]+[.AB4]+[.AC3]+[.AB2];1)" office:value-type="float" office:value="1" calcext:value-type="float">
            <text:p>1</text:p>
          </table:table-cell>
          <table:table-cell table:style-name="ce15" table:formula="of:=IF([.AB3]+[.AC4]+[.AC2]&lt;5;[.AB3]+[.AC4]+[.AC2];1)" office:value-type="float" office:value="1" calcext:value-type="float">
            <text:p>1</text:p>
          </table:table-cell>
          <table:table-cell table:style-name="ce2"/>
          <table:table-cell table:style-name="ce4" table:formula="of:=IF([.AE2]+[.AF3]+[.AE4]&lt;5;[.AE2]+[.AF3]+[.AE4];1)" office:value-type="float" office:value="1" calcext:value-type="float">
            <text:p>1</text:p>
          </table:table-cell>
          <table:table-cell table:style-name="ce7" table:formula="of:=IF([.AE3]+[.AF4]+[.AG3]+[.AF2]&lt;5;[.AE3]+[.AF4]+[.AG3]+[.AF2];1)" office:value-type="float" office:value="1" calcext:value-type="float">
            <text:p>1</text:p>
          </table:table-cell>
          <table:table-cell table:style-name="ce11" table:formula="of:=IF([.AF3]+[.AG4]+[.AH3]+[.AG2]&lt;5;[.AF3]+[.AG4]+[.AH3]+[.AG2];1)" office:value-type="float" office:value="4" calcext:value-type="float">
            <text:p>4</text:p>
          </table:table-cell>
          <table:table-cell table:style-name="ce15" table:formula="of:=IF([.AG3]+[.AH4]+[.AH2]&lt;5;[.AG3]+[.AH4]+[.AH2];1)" office:value-type="float" office:value="3" calcext:value-type="float">
            <text:p>3</text:p>
          </table:table-cell>
          <table:table-cell table:style-name="ce2"/>
          <table:table-cell table:style-name="ce4" table:formula="of:=IF([.AJ2]+[.AK3]+[.AJ4]&lt;5;[.AJ2]+[.AK3]+[.AJ4];1)" office:value-type="float" office:value="1" calcext:value-type="float">
            <text:p>1</text:p>
          </table:table-cell>
          <table:table-cell table:style-name="ce7" table:formula="of:=IF([.AJ3]+[.AK4]+[.AL3]+[.AK2]&lt;5;[.AJ3]+[.AK4]+[.AL3]+[.AK2];1)" office:value-type="float" office:value="1" calcext:value-type="float">
            <text:p>1</text:p>
          </table:table-cell>
          <table:table-cell table:style-name="ce11" table:formula="of:=IF([.AK3]+[.AL4]+[.AM3]+[.AL2]&lt;5;[.AK3]+[.AL4]+[.AM3]+[.AL2];1)" office:value-type="float" office:value="1" calcext:value-type="float">
            <text:p>1</text:p>
          </table:table-cell>
          <table:table-cell table:style-name="ce15" table:formula="of:=IF([.AL3]+[.AM4]+[.AM2]&lt;5;[.AL3]+[.AM4]+[.AM2];1)" office:value-type="float" office:value="1" calcext:value-type="float">
            <text:p>1</text:p>
          </table:table-cell>
          <table:table-cell table:style-name="ce2"/>
          <table:table-cell table:style-name="ce4" table:formula="of:=IF([.AO2]+[.AP3]+[.AO4]&lt;5;[.AO2]+[.AP3]+[.AO4];1)" office:value-type="float" office:value="1" calcext:value-type="float">
            <text:p>1</text:p>
          </table:table-cell>
          <table:table-cell table:style-name="ce7" table:formula="of:=IF([.AO3]+[.AP4]+[.AQ3]+[.AP2]&lt;5;[.AO3]+[.AP4]+[.AQ3]+[.AP2];1)" office:value-type="float" office:value="1" calcext:value-type="float">
            <text:p>1</text:p>
          </table:table-cell>
          <table:table-cell table:style-name="ce11" table:formula="of:=IF([.AP3]+[.AQ4]+[.AR3]+[.AQ2]&lt;5;[.AP3]+[.AQ4]+[.AR3]+[.AQ2];1)" office:value-type="float" office:value="4" calcext:value-type="float">
            <text:p>4</text:p>
          </table:table-cell>
          <table:table-cell table:style-name="ce15" table:formula="of:=IF([.AQ3]+[.AR4]+[.AR2]&lt;5;[.AQ3]+[.AR4]+[.AR2];1)" office:value-type="float" office:value="3" calcext:value-type="float">
            <text:p>3</text:p>
          </table:table-cell>
          <table:table-cell table:style-name="ce2"/>
          <table:table-cell table:style-name="ce4" table:formula="of:=IF([.AT2]+[.AU3]+[.AT4]&lt;5;[.AT2]+[.AU3]+[.AT4];1)" office:value-type="float" office:value="4" calcext:value-type="float">
            <text:p>4</text:p>
          </table:table-cell>
          <table:table-cell table:style-name="ce7" table:formula="of:=IF([.AT3]+[.AU4]+[.AV3]+[.AU2]&lt;5;[.AT3]+[.AU4]+[.AV3]+[.AU2];1)" office:value-type="float" office:value="1" calcext:value-type="float">
            <text:p>1</text:p>
          </table:table-cell>
          <table:table-cell table:style-name="ce11" table:formula="of:=IF([.AU3]+[.AV4]+[.AW3]+[.AV2]&lt;5;[.AU3]+[.AV4]+[.AW3]+[.AV2];1)" office:value-type="float" office:value="1" calcext:value-type="float">
            <text:p>1</text:p>
          </table:table-cell>
          <table:table-cell table:style-name="ce15" table:formula="of:=IF([.AV3]+[.AW4]+[.AW2]&lt;5;[.AV3]+[.AW4]+[.AW2];1)" office:value-type="float" office:value="1" calcext:value-type="float">
            <text:p>1</text:p>
          </table:table-cell>
          <table:table-cell table:style-name="ce2"/>
          <table:table-cell table:style-name="ce4" table:formula="of:=IF([.AY2]+[.AZ3]+[.AY4]&lt;5;[.AY2]+[.AZ3]+[.AY4];1)" office:value-type="float" office:value="1" calcext:value-type="float">
            <text:p>1</text:p>
          </table:table-cell>
          <table:table-cell table:style-name="ce7" table:formula="of:=IF([.AY3]+[.AZ4]+[.BA3]+[.AZ2]&lt;5;[.AY3]+[.AZ4]+[.BA3]+[.AZ2];1)" office:value-type="float" office:value="1" calcext:value-type="float">
            <text:p>1</text:p>
          </table:table-cell>
          <table:table-cell table:style-name="ce11" table:formula="of:=IF([.AZ3]+[.BA4]+[.BB3]+[.BA2]&lt;5;[.AZ3]+[.BA4]+[.BB3]+[.BA2];1)" office:value-type="float" office:value="4" calcext:value-type="float">
            <text:p>4</text:p>
          </table:table-cell>
          <table:table-cell table:style-name="ce15" table:formula="of:=IF([.BA3]+[.BB4]+[.BB2]&lt;5;[.BA3]+[.BB4]+[.BB2];1)" office:value-type="float" office:value="3" calcext:value-type="float">
            <text:p>3</text:p>
          </table:table-cell>
          <table:table-cell table:style-name="ce2"/>
          <table:table-cell table:style-name="ce4" table:formula="of:=IF([.BD2]+[.BE3]+[.BD4]&lt;5;[.BD2]+[.BE3]+[.BD4];1)" office:value-type="float" office:value="3" calcext:value-type="float">
            <text:p>3</text:p>
          </table:table-cell>
          <table:table-cell table:style-name="ce7" table:formula="of:=IF([.BD3]+[.BE4]+[.BF3]+[.BE2]&lt;5;[.BD3]+[.BE4]+[.BF3]+[.BE2];1)" office:value-type="float" office:value="1" calcext:value-type="float">
            <text:p>1</text:p>
          </table:table-cell>
          <table:table-cell table:style-name="ce11" table:formula="of:=IF([.BE3]+[.BF4]+[.BG3]+[.BF2]&lt;5;[.BE3]+[.BF4]+[.BG3]+[.BF2];1)" office:value-type="float" office:value="1" calcext:value-type="float">
            <text:p>1</text:p>
          </table:table-cell>
          <table:table-cell table:style-name="ce15" table:formula="of:=IF([.BF3]+[.BG4]+[.BG2]&lt;5;[.BF3]+[.BG4]+[.BG2];1)" office:value-type="float" office:value="1" calcext:value-type="float">
            <text:p>1</text:p>
          </table:table-cell>
          <table:table-cell table:style-name="ce2"/>
          <table:table-cell table:style-name="ce4" table:formula="of:=IF([.BI2]+[.BJ3]+[.BI4]&lt;5;[.BI2]+[.BJ3]+[.BI4];1)" office:value-type="float" office:value="1" calcext:value-type="float">
            <text:p>1</text:p>
          </table:table-cell>
          <table:table-cell table:style-name="ce7" table:formula="of:=IF([.BI3]+[.BJ4]+[.BK3]+[.BJ2]&lt;5;[.BI3]+[.BJ4]+[.BK3]+[.BJ2];1)" office:value-type="float" office:value="1" calcext:value-type="float">
            <text:p>1</text:p>
          </table:table-cell>
          <table:table-cell table:style-name="ce11" table:formula="of:=IF([.BJ3]+[.BK4]+[.BL3]+[.BK2]&lt;5;[.BJ3]+[.BK4]+[.BL3]+[.BK2];1)" office:value-type="float" office:value="4" calcext:value-type="float">
            <text:p>4</text:p>
          </table:table-cell>
          <table:table-cell table:style-name="ce15" table:formula="of:=IF([.BK3]+[.BL4]+[.BL2]&lt;5;[.BK3]+[.BL4]+[.BL2];1)" office:value-type="float" office:value="3" calcext:value-type="float">
            <text:p>3</text:p>
          </table:table-cell>
          <table:table-cell table:style-name="ce2"/>
          <table:table-cell table:style-name="ce4" table:formula="of:=IF([.BN2]+[.BO3]+[.BN4]&lt;5;[.BN2]+[.BO3]+[.BN4];1)" office:value-type="float" office:value="1" calcext:value-type="float">
            <text:p>1</text:p>
          </table:table-cell>
          <table:table-cell table:style-name="ce7" table:formula="of:=IF([.BN3]+[.BO4]+[.BP3]+[.BO2]&lt;5;[.BN3]+[.BO4]+[.BP3]+[.BO2];1)" office:value-type="float" office:value="1" calcext:value-type="float">
            <text:p>1</text:p>
          </table:table-cell>
          <table:table-cell table:style-name="ce11" table:formula="of:=IF([.BO3]+[.BP4]+[.BQ3]+[.BP2]&lt;5;[.BO3]+[.BP4]+[.BQ3]+[.BP2];1)" office:value-type="float" office:value="1" calcext:value-type="float">
            <text:p>1</text:p>
          </table:table-cell>
          <table:table-cell table:style-name="ce15" table:formula="of:=IF([.BP3]+[.BQ4]+[.BQ2]&lt;5;[.BP3]+[.BQ4]+[.BQ2];1)" office:value-type="float" office:value="1" calcext:value-type="float">
            <text:p>1</text:p>
          </table:table-cell>
          <table:table-cell table:style-name="ce2"/>
          <table:table-cell table:style-name="ce4" table:formula="of:=IF([.BS2]+[.BT3]+[.BS4]&lt;5;[.BS2]+[.BT3]+[.BS4];1)" office:value-type="float" office:value="1" calcext:value-type="float">
            <text:p>1</text:p>
          </table:table-cell>
          <table:table-cell table:style-name="ce7" table:formula="of:=IF([.BS3]+[.BT4]+[.BU3]+[.BT2]&lt;5;[.BS3]+[.BT4]+[.BU3]+[.BT2];1)" office:value-type="float" office:value="1" calcext:value-type="float">
            <text:p>1</text:p>
          </table:table-cell>
          <table:table-cell table:style-name="ce11" table:formula="of:=IF([.BT3]+[.BU4]+[.BV3]+[.BU2]&lt;5;[.BT3]+[.BU4]+[.BV3]+[.BU2];1)" office:value-type="float" office:value="4" calcext:value-type="float">
            <text:p>4</text:p>
          </table:table-cell>
          <table:table-cell table:style-name="ce15" table:formula="of:=IF([.BU3]+[.BV4]+[.BV2]&lt;5;[.BU3]+[.BV4]+[.BV2];1)" office:value-type="float" office:value="3" calcext:value-type="float">
            <text:p>3</text:p>
          </table:table-cell>
          <table:table-cell table:style-name="ce2"/>
          <table:table-cell table:style-name="ce17" table:number-columns-repeated="944"/>
        </table:table-row>
        <table:table-row table:style-name="ro1">
          <table:table-cell table:style-name="ce1" table:formula="of:=INT(RAND()*5)" office:value-type="float" office:value="2" calcext:value-type="float">
            <text:p>2</text:p>
          </table:table-cell>
          <table:table-cell table:style-name="ce1" table:formula="of:=INT(RAND()*5)" office:value-type="float" office:value="1" calcext:value-type="float">
            <text:p>1</text:p>
          </table:table-cell>
          <table:table-cell table:style-name="ce1" table:formula="of:=INT(RAND()*5)" office:value-type="float" office:value="2" calcext:value-type="float">
            <text:p>2</text:p>
          </table:table-cell>
          <table:table-cell table:style-name="ce1" table:formula="of:=INT(RAND()*5)" office:value-type="float" office:value="3" calcext:value-type="float">
            <text:p>3</text:p>
          </table:table-cell>
          <table:table-cell/>
          <table:table-cell table:style-name="ce5" table:formula="of:=IF([.A3]+[.B4]&lt;5;[.A3]+[.B4];1)" office:value-type="float" office:value="3" calcext:value-type="float">
            <text:p>3</text:p>
          </table:table-cell>
          <table:table-cell table:style-name="ce8" table:formula="of:=IF([.A4]+[.C4]+[.B3]&lt;5;[.A4]+[.C4]+[.B3];1)" office:value-type="float" office:value="4" calcext:value-type="float">
            <text:p>4</text:p>
          </table:table-cell>
          <table:table-cell table:style-name="ce12" table:formula="of:=IF([.B4]+[.D4]+[.C3]&lt;5;[.B4]+[.D4]+[.C3];1)" office:value-type="float" office:value="4" calcext:value-type="float">
            <text:p>4</text:p>
          </table:table-cell>
          <table:table-cell table:style-name="ce16" table:formula="of:=IF([.C4]+[.D3]&lt;5;[.C4]+[.D3];1)" office:value-type="float" office:value="2" calcext:value-type="float">
            <text:p>2</text:p>
          </table:table-cell>
          <table:table-cell/>
          <table:table-cell table:style-name="ce5" table:formula="of:=IF([.F3]+[.G4]&lt;5;[.F3]+[.G4];1)" office:value-type="float" office:value="1" calcext:value-type="float">
            <text:p>1</text:p>
          </table:table-cell>
          <table:table-cell table:style-name="ce8" table:formula="of:=IF([.F4]+[.H4]+[.G3]&lt;5;[.F4]+[.H4]+[.G3];1)" office:value-type="float" office:value="1" calcext:value-type="float">
            <text:p>1</text:p>
          </table:table-cell>
          <table:table-cell table:style-name="ce12" table:formula="of:=IF([.G4]+[.I4]+[.H3]&lt;5;[.G4]+[.I4]+[.H3];1)" office:value-type="float" office:value="1" calcext:value-type="float">
            <text:p>1</text:p>
          </table:table-cell>
          <table:table-cell table:style-name="ce16" table:formula="of:=IF([.H4]+[.I3]&lt;5;[.H4]+[.I3];1)" office:value-type="float" office:value="1" calcext:value-type="float">
            <text:p>1</text:p>
          </table:table-cell>
          <table:table-cell/>
          <table:table-cell table:style-name="ce5" table:formula="of:=IF([.K3]+[.L4]&lt;5;[.K3]+[.L4];1)" office:value-type="float" office:value="2" calcext:value-type="float">
            <text:p>2</text:p>
          </table:table-cell>
          <table:table-cell table:style-name="ce8" table:formula="of:=IF([.K4]+[.M4]+[.L3]&lt;5;[.K4]+[.M4]+[.L3];1)" office:value-type="float" office:value="3" calcext:value-type="float">
            <text:p>3</text:p>
          </table:table-cell>
          <table:table-cell table:style-name="ce12" table:formula="of:=IF([.L4]+[.N4]+[.M3]&lt;5;[.L4]+[.N4]+[.M3];1)" office:value-type="float" office:value="3" calcext:value-type="float">
            <text:p>3</text:p>
          </table:table-cell>
          <table:table-cell table:style-name="ce16" table:formula="of:=IF([.M4]+[.N3]&lt;5;[.M4]+[.N3];1)" office:value-type="float" office:value="2" calcext:value-type="float">
            <text:p>2</text:p>
          </table:table-cell>
          <table:table-cell/>
          <table:table-cell table:style-name="ce5" table:formula="of:=IF([.P3]+[.Q4]&lt;5;[.P3]+[.Q4];1)" office:value-type="float" office:value="4" calcext:value-type="float">
            <text:p>4</text:p>
          </table:table-cell>
          <table:table-cell table:style-name="ce8" table:formula="of:=IF([.P4]+[.R4]+[.Q3]&lt;5;[.P4]+[.R4]+[.Q3];1)" office:value-type="float" office:value="1" calcext:value-type="float">
            <text:p>1</text:p>
          </table:table-cell>
          <table:table-cell table:style-name="ce12" table:formula="of:=IF([.Q4]+[.S4]+[.R3]&lt;5;[.Q4]+[.S4]+[.R3];1)" office:value-type="float" office:value="1" calcext:value-type="float">
            <text:p>1</text:p>
          </table:table-cell>
          <table:table-cell table:style-name="ce16" table:formula="of:=IF([.R4]+[.S3]&lt;5;[.R4]+[.S3];1)" office:value-type="float" office:value="1" calcext:value-type="float">
            <text:p>1</text:p>
          </table:table-cell>
          <table:table-cell/>
          <table:table-cell table:style-name="ce5" table:formula="of:=IF([.U3]+[.V4]&lt;5;[.U3]+[.V4];1)" office:value-type="float" office:value="1" calcext:value-type="float">
            <text:p>1</text:p>
          </table:table-cell>
          <table:table-cell table:style-name="ce8" table:formula="of:=IF([.U4]+[.W4]+[.V3]&lt;5;[.U4]+[.W4]+[.V3];1)" office:value-type="float" office:value="1" calcext:value-type="float">
            <text:p>1</text:p>
          </table:table-cell>
          <table:table-cell table:style-name="ce12" table:formula="of:=IF([.V4]+[.X4]+[.W3]&lt;5;[.V4]+[.X4]+[.W3];1)" office:value-type="float" office:value="3" calcext:value-type="float">
            <text:p>3</text:p>
          </table:table-cell>
          <table:table-cell table:style-name="ce16" table:formula="of:=IF([.W4]+[.X3]&lt;5;[.W4]+[.X3];1)" office:value-type="float" office:value="2" calcext:value-type="float">
            <text:p>2</text:p>
          </table:table-cell>
          <table:table-cell/>
          <table:table-cell table:style-name="ce5" table:formula="of:=IF([.Z3]+[.AA4]&lt;5;[.Z3]+[.AA4];1)" office:value-type="float" office:value="2" calcext:value-type="float">
            <text:p>2</text:p>
          </table:table-cell>
          <table:table-cell table:style-name="ce8" table:formula="of:=IF([.Z4]+[.AB4]+[.AA3]&lt;5;[.Z4]+[.AB4]+[.AA3];1)" office:value-type="float" office:value="1" calcext:value-type="float">
            <text:p>1</text:p>
          </table:table-cell>
          <table:table-cell table:style-name="ce12" table:formula="of:=IF([.AA4]+[.AC4]+[.AB3]&lt;5;[.AA4]+[.AC4]+[.AB3];1)" office:value-type="float" office:value="1" calcext:value-type="float">
            <text:p>1</text:p>
          </table:table-cell>
          <table:table-cell table:style-name="ce16" table:formula="of:=IF([.AB4]+[.AC3]&lt;5;[.AB4]+[.AC3];1)" office:value-type="float" office:value="1" calcext:value-type="float">
            <text:p>1</text:p>
          </table:table-cell>
          <table:table-cell/>
          <table:table-cell table:style-name="ce5" table:formula="of:=IF([.AE3]+[.AF4]&lt;5;[.AE3]+[.AF4];1)" office:value-type="float" office:value="4" calcext:value-type="float">
            <text:p>4</text:p>
          </table:table-cell>
          <table:table-cell table:style-name="ce8" table:formula="of:=IF([.AE4]+[.AG4]+[.AF3]&lt;5;[.AE4]+[.AG4]+[.AF3];1)" office:value-type="float" office:value="4" calcext:value-type="float">
            <text:p>4</text:p>
          </table:table-cell>
          <table:table-cell table:style-name="ce12" table:formula="of:=IF([.AF4]+[.AH4]+[.AG3]&lt;5;[.AF4]+[.AH4]+[.AG3];1)" office:value-type="float" office:value="3" calcext:value-type="float">
            <text:p>3</text:p>
          </table:table-cell>
          <table:table-cell table:style-name="ce16" table:formula="of:=IF([.AG4]+[.AH3]&lt;5;[.AG4]+[.AH3];1)" office:value-type="float" office:value="2" calcext:value-type="float">
            <text:p>2</text:p>
          </table:table-cell>
          <table:table-cell/>
          <table:table-cell table:style-name="ce5" table:formula="of:=IF([.AJ3]+[.AK4]&lt;5;[.AJ3]+[.AK4];1)" office:value-type="float" office:value="1" calcext:value-type="float">
            <text:p>1</text:p>
          </table:table-cell>
          <table:table-cell table:style-name="ce8" table:formula="of:=IF([.AJ4]+[.AL4]+[.AK3]&lt;5;[.AJ4]+[.AL4]+[.AK3];1)" office:value-type="float" office:value="1" calcext:value-type="float">
            <text:p>1</text:p>
          </table:table-cell>
          <table:table-cell table:style-name="ce12" table:formula="of:=IF([.AK4]+[.AM4]+[.AL3]&lt;5;[.AK4]+[.AM4]+[.AL3];1)" office:value-type="float" office:value="1" calcext:value-type="float">
            <text:p>1</text:p>
          </table:table-cell>
          <table:table-cell table:style-name="ce16" table:formula="of:=IF([.AL4]+[.AM3]&lt;5;[.AL4]+[.AM3];1)" office:value-type="float" office:value="1" calcext:value-type="float">
            <text:p>1</text:p>
          </table:table-cell>
          <table:table-cell/>
          <table:table-cell table:style-name="ce5" table:formula="of:=IF([.AO3]+[.AP4]&lt;5;[.AO3]+[.AP4];1)" office:value-type="float" office:value="2" calcext:value-type="float">
            <text:p>2</text:p>
          </table:table-cell>
          <table:table-cell table:style-name="ce8" table:formula="of:=IF([.AO4]+[.AQ4]+[.AP3]&lt;5;[.AO4]+[.AQ4]+[.AP3];1)" office:value-type="float" office:value="3" calcext:value-type="float">
            <text:p>3</text:p>
          </table:table-cell>
          <table:table-cell table:style-name="ce12" table:formula="of:=IF([.AP4]+[.AR4]+[.AQ3]&lt;5;[.AP4]+[.AR4]+[.AQ3];1)" office:value-type="float" office:value="3" calcext:value-type="float">
            <text:p>3</text:p>
          </table:table-cell>
          <table:table-cell table:style-name="ce16" table:formula="of:=IF([.AQ4]+[.AR3]&lt;5;[.AQ4]+[.AR3];1)" office:value-type="float" office:value="2" calcext:value-type="float">
            <text:p>2</text:p>
          </table:table-cell>
          <table:table-cell/>
          <table:table-cell table:style-name="ce5" table:formula="of:=IF([.AT3]+[.AU4]&lt;5;[.AT3]+[.AU4];1)" office:value-type="float" office:value="4" calcext:value-type="float">
            <text:p>4</text:p>
          </table:table-cell>
          <table:table-cell table:style-name="ce8" table:formula="of:=IF([.AT4]+[.AV4]+[.AU3]&lt;5;[.AT4]+[.AV4]+[.AU3];1)" office:value-type="float" office:value="1" calcext:value-type="float">
            <text:p>1</text:p>
          </table:table-cell>
          <table:table-cell table:style-name="ce12" table:formula="of:=IF([.AU4]+[.AW4]+[.AV3]&lt;5;[.AU4]+[.AW4]+[.AV3];1)" office:value-type="float" office:value="1" calcext:value-type="float">
            <text:p>1</text:p>
          </table:table-cell>
          <table:table-cell table:style-name="ce16" table:formula="of:=IF([.AV4]+[.AW3]&lt;5;[.AV4]+[.AW3];1)" office:value-type="float" office:value="1" calcext:value-type="float">
            <text:p>1</text:p>
          </table:table-cell>
          <table:table-cell/>
          <table:table-cell table:style-name="ce5" table:formula="of:=IF([.AY3]+[.AZ4]&lt;5;[.AY3]+[.AZ4];1)" office:value-type="float" office:value="1" calcext:value-type="float">
            <text:p>1</text:p>
          </table:table-cell>
          <table:table-cell table:style-name="ce8" table:formula="of:=IF([.AY4]+[.BA4]+[.AZ3]&lt;5;[.AY4]+[.BA4]+[.AZ3];1)" office:value-type="float" office:value="1" calcext:value-type="float">
            <text:p>1</text:p>
          </table:table-cell>
          <table:table-cell table:style-name="ce12" table:formula="of:=IF([.AZ4]+[.BB4]+[.BA3]&lt;5;[.AZ4]+[.BB4]+[.BA3];1)" office:value-type="float" office:value="3" calcext:value-type="float">
            <text:p>3</text:p>
          </table:table-cell>
          <table:table-cell table:style-name="ce16" table:formula="of:=IF([.BA4]+[.BB3]&lt;5;[.BA4]+[.BB3];1)" office:value-type="float" office:value="2" calcext:value-type="float">
            <text:p>2</text:p>
          </table:table-cell>
          <table:table-cell/>
          <table:table-cell table:style-name="ce5" table:formula="of:=IF([.BD3]+[.BE4]&lt;5;[.BD3]+[.BE4];1)" office:value-type="float" office:value="2" calcext:value-type="float">
            <text:p>2</text:p>
          </table:table-cell>
          <table:table-cell table:style-name="ce8" table:formula="of:=IF([.BD4]+[.BF4]+[.BE3]&lt;5;[.BD4]+[.BF4]+[.BE3];1)" office:value-type="float" office:value="1" calcext:value-type="float">
            <text:p>1</text:p>
          </table:table-cell>
          <table:table-cell table:style-name="ce12" table:formula="of:=IF([.BE4]+[.BG4]+[.BF3]&lt;5;[.BE4]+[.BG4]+[.BF3];1)" office:value-type="float" office:value="1" calcext:value-type="float">
            <text:p>1</text:p>
          </table:table-cell>
          <table:table-cell table:style-name="ce16" table:formula="of:=IF([.BF4]+[.BG3]&lt;5;[.BF4]+[.BG3];1)" office:value-type="float" office:value="1" calcext:value-type="float">
            <text:p>1</text:p>
          </table:table-cell>
          <table:table-cell/>
          <table:table-cell table:style-name="ce5" table:formula="of:=IF([.BI3]+[.BJ4]&lt;5;[.BI3]+[.BJ4];1)" office:value-type="float" office:value="4" calcext:value-type="float">
            <text:p>4</text:p>
          </table:table-cell>
          <table:table-cell table:style-name="ce8" table:formula="of:=IF([.BI4]+[.BK4]+[.BJ3]&lt;5;[.BI4]+[.BK4]+[.BJ3];1)" office:value-type="float" office:value="4" calcext:value-type="float">
            <text:p>4</text:p>
          </table:table-cell>
          <table:table-cell table:style-name="ce12" table:formula="of:=IF([.BJ4]+[.BL4]+[.BK3]&lt;5;[.BJ4]+[.BL4]+[.BK3];1)" office:value-type="float" office:value="3" calcext:value-type="float">
            <text:p>3</text:p>
          </table:table-cell>
          <table:table-cell table:style-name="ce16" table:formula="of:=IF([.BK4]+[.BL3]&lt;5;[.BK4]+[.BL3];1)" office:value-type="float" office:value="2" calcext:value-type="float">
            <text:p>2</text:p>
          </table:table-cell>
          <table:table-cell/>
          <table:table-cell table:style-name="ce5" table:formula="of:=IF([.BN3]+[.BO4]&lt;5;[.BN3]+[.BO4];1)" office:value-type="float" office:value="1" calcext:value-type="float">
            <text:p>1</text:p>
          </table:table-cell>
          <table:table-cell table:style-name="ce8" table:formula="of:=IF([.BN4]+[.BP4]+[.BO3]&lt;5;[.BN4]+[.BP4]+[.BO3];1)" office:value-type="float" office:value="1" calcext:value-type="float">
            <text:p>1</text:p>
          </table:table-cell>
          <table:table-cell table:style-name="ce12" table:formula="of:=IF([.BO4]+[.BQ4]+[.BP3]&lt;5;[.BO4]+[.BQ4]+[.BP3];1)" office:value-type="float" office:value="1" calcext:value-type="float">
            <text:p>1</text:p>
          </table:table-cell>
          <table:table-cell table:style-name="ce16" table:formula="of:=IF([.BP4]+[.BQ3]&lt;5;[.BP4]+[.BQ3];1)" office:value-type="float" office:value="1" calcext:value-type="float">
            <text:p>1</text:p>
          </table:table-cell>
          <table:table-cell/>
          <table:table-cell table:style-name="ce5" table:formula="of:=IF([.BS3]+[.BT4]&lt;5;[.BS3]+[.BT4];1)" office:value-type="float" office:value="2" calcext:value-type="float">
            <text:p>2</text:p>
          </table:table-cell>
          <table:table-cell table:style-name="ce8" table:formula="of:=IF([.BS4]+[.BU4]+[.BT3]&lt;5;[.BS4]+[.BU4]+[.BT3];1)" office:value-type="float" office:value="3" calcext:value-type="float">
            <text:p>3</text:p>
          </table:table-cell>
          <table:table-cell table:style-name="ce12" table:formula="of:=IF([.BT4]+[.BV4]+[.BU3]&lt;5;[.BT4]+[.BV4]+[.BU3];1)" office:value-type="float" office:value="3" calcext:value-type="float">
            <text:p>3</text:p>
          </table:table-cell>
          <table:table-cell table:style-name="ce16" table:formula="of:=IF([.BU4]+[.BV3]&lt;5;[.BU4]+[.BV3];1)" office:value-type="float" office:value="2" calcext:value-type="float">
            <text:p>2</text:p>
          </table:table-cell>
          <table:table-cell table:number-columns-repeated="945"/>
        </table:table-row>
        <table:table-row table:style-name="ro2">
          <table:table-cell table:number-columns-repeated="1024"/>
        </table:table-row>
        <table:table-row table:style-name="ro1" table:number-rows-repeated="4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Foglio1.D1:Foglio1.G1 Foglio1.D2:Foglio1.E3 Foglio1.K4:Foglio1.N4 Foglio1.P4:Foglio1.S4 Foglio1.U4:Foglio1.X4 Foglio1.Z4:Foglio1.AC4 Foglio1.AE4:Foglio1.AH4 Foglio1.AJ4:Foglio1.AM4 Foglio1.AO4:Foglio1.AR4 Foglio1.AT4:Foglio1.AW4 Foglio1.AY4:Foglio1.BB4 Foglio1.BD4:Foglio1.BG4 Foglio1.BI4:Foglio1.BL4 Foglio1.BN4:Foglio1.BQ4 Foglio1.BS4:Foglio1.BV4 Foglio1.J1:Foglio1.AMJ3 Foglio1.BX4:Foglio1.CA4 Foglio1.A1:Foglio1.C4 Foglio1.D4:Foglio1.D4">
            <calcext:condition calcext:apply-style-name="Senza nome1" calcext:value="=1" calcext:base-cell-address="Foglio1.D1"/>
            <calcext:condition calcext:apply-style-name="Senza nome2" calcext:value="=2" calcext:base-cell-address="Foglio1.D1"/>
            <calcext:condition calcext:apply-style-name="Senza nome3" calcext:value="=3" calcext:base-cell-address="Foglio1.D1"/>
            <calcext:condition calcext:apply-style-name="Senza nome4" calcext:value="=4" calcext:base-cell-address="Foglio1.D1"/>
          </calcext:conditional-format>
          <calcext:conditional-format calcext:target-range-address="Foglio1.A1:Foglio1.D4">
            <calcext:condition calcext:apply-style-name="Senza nome1" calcext:value="=1" calcext:base-cell-address="Foglio1.A1"/>
            <calcext:condition calcext:apply-style-name="Senza nome2" calcext:value="=2" calcext:base-cell-address="Foglio1.A1"/>
            <calcext:condition calcext:apply-style-name="Senza nome3" calcext:value="=3" calcext:base-cell-address="Foglio1.A1"/>
            <calcext:condition calcext:apply-style-name="Senza nome4" calcext:value="=4" calcext:base-cell-address="Foglio1.A1"/>
          </calcext:conditional-format>
          <calcext:conditional-format calcext:target-range-address="Foglio1.H1:Foglio1.H1 Foglio1.M1:Foglio1.M1 Foglio1.R1:Foglio1.R1 Foglio1.W1:Foglio1.W1 Foglio1.AB1:Foglio1.AB1 Foglio1.AG1:Foglio1.AG1 Foglio1.AL1:Foglio1.AL1 Foglio1.AQ1:Foglio1.AQ1 Foglio1.AV1:Foglio1.AV1 Foglio1.BA1:Foglio1.BA1 Foglio1.BF1:Foglio1.BF1 Foglio1.BK1:Foglio1.BK1 Foglio1.BP1:Foglio1.BP1 Foglio1.BU1:Foglio1.BU1 Foglio1.BZ1:Foglio1.BZ1">
            <calcext:condition calcext:apply-style-name="Senza nome1" calcext:value="=1" calcext:base-cell-address="Foglio1.G1"/>
            <calcext:condition calcext:apply-style-name="Senza nome2" calcext:value="=2" calcext:base-cell-address="Foglio1.G1"/>
            <calcext:condition calcext:apply-style-name="Senza nome3" calcext:value="=3" calcext:base-cell-address="Foglio1.G1"/>
            <calcext:condition calcext:apply-style-name="Senza nome4" calcext:value="=4" calcext:base-cell-address="Foglio1.G1"/>
          </calcext:conditional-format>
          <calcext:conditional-format calcext:target-range-address="Foglio1.I1:Foglio1.I1 Foglio1.N1:Foglio1.N1 Foglio1.S1:Foglio1.S1 Foglio1.X1:Foglio1.X1 Foglio1.AC1:Foglio1.AC1 Foglio1.AH1:Foglio1.AH1 Foglio1.AM1:Foglio1.AM1 Foglio1.AR1:Foglio1.AR1 Foglio1.AW1:Foglio1.AW1 Foglio1.BB1:Foglio1.BB1 Foglio1.BG1:Foglio1.BG1 Foglio1.BL1:Foglio1.BL1 Foglio1.BQ1:Foglio1.BQ1 Foglio1.BV1:Foglio1.BV1 Foglio1.CA1:Foglio1.CA1">
            <calcext:condition calcext:apply-style-name="Senza nome1" calcext:value="=1" calcext:base-cell-address="Foglio1.G1"/>
            <calcext:condition calcext:apply-style-name="Senza nome2" calcext:value="=2" calcext:base-cell-address="Foglio1.G1"/>
            <calcext:condition calcext:apply-style-name="Senza nome3" calcext:value="=3" calcext:base-cell-address="Foglio1.G1"/>
            <calcext:condition calcext:apply-style-name="Senza nome4" calcext:value="=4" calcext:base-cell-address="Foglio1.G1"/>
          </calcext:conditional-format>
          <calcext:conditional-format calcext:target-range-address="Foglio1.I2:Foglio1.I2 Foglio1.N2:Foglio1.N2 Foglio1.S2:Foglio1.S2 Foglio1.X2:Foglio1.X2 Foglio1.AC2:Foglio1.AC2 Foglio1.AH2:Foglio1.AH2 Foglio1.AM2:Foglio1.AM2 Foglio1.AR2:Foglio1.AR2 Foglio1.AW2:Foglio1.AW2 Foglio1.BB2:Foglio1.BB2 Foglio1.BG2:Foglio1.BG2 Foglio1.BL2:Foglio1.BL2 Foglio1.BQ2:Foglio1.BQ2 Foglio1.BV2:Foglio1.BV2 Foglio1.CA2:Foglio1.CA2">
            <calcext:condition calcext:apply-style-name="Senza nome1" calcext:value="=1" calcext:base-cell-address="Foglio1.G1"/>
            <calcext:condition calcext:apply-style-name="Senza nome2" calcext:value="=2" calcext:base-cell-address="Foglio1.G1"/>
            <calcext:condition calcext:apply-style-name="Senza nome3" calcext:value="=3" calcext:base-cell-address="Foglio1.G1"/>
            <calcext:condition calcext:apply-style-name="Senza nome4" calcext:value="=4" calcext:base-cell-address="Foglio1.G1"/>
          </calcext:conditional-format>
          <calcext:conditional-format calcext:target-range-address="Foglio1.G2:Foglio1.G2 Foglio1.L2:Foglio1.M3 Foglio1.Q2:Foglio1.R3 Foglio1.V2:Foglio1.W3 Foglio1.AA2:Foglio1.AB3 Foglio1.AF2:Foglio1.AG3 Foglio1.AK2:Foglio1.AL3 Foglio1.AP2:Foglio1.AQ3 Foglio1.AU2:Foglio1.AV3 Foglio1.AZ2:Foglio1.BA3 Foglio1.BE2:Foglio1.BF3 Foglio1.BJ2:Foglio1.BK3 Foglio1.BO2:Foglio1.BP3 Foglio1.BT2:Foglio1.BU3 Foglio1.BY2:Foglio1.BZ3">
            <calcext:condition calcext:apply-style-name="Senza nome1" calcext:value="=1" calcext:base-cell-address="Foglio1.G1"/>
            <calcext:condition calcext:apply-style-name="Senza nome2" calcext:value="=2" calcext:base-cell-address="Foglio1.G1"/>
            <calcext:condition calcext:apply-style-name="Senza nome3" calcext:value="=3" calcext:base-cell-address="Foglio1.G1"/>
            <calcext:condition calcext:apply-style-name="Senza nome4" calcext:value="=4" calcext:base-cell-address="Foglio1.G1"/>
          </calcext:conditional-format>
          <calcext:conditional-format calcext:target-range-address="Foglio1.I3:Foglio1.I3 Foglio1.K2:Foglio1.K4 Foglio1.P2:Foglio1.P4 Foglio1.U2:Foglio1.U4 Foglio1.Z2:Foglio1.Z4 Foglio1.AE2:Foglio1.AE4 Foglio1.AJ2:Foglio1.AJ4 Foglio1.AO2:Foglio1.AO4 Foglio1.AT2:Foglio1.AT4 Foglio1.N3:Foglio1.N4 Foglio1.S3:Foglio1.S4 Foglio1.X3:Foglio1.X4 Foglio1.AC3:Foglio1.AC4 Foglio1.AH3:Foglio1.AH4 Foglio1.AM3:Foglio1.AM4 Foglio1.AR3:Foglio1.AR4 Foglio1.AW3:Foglio1.AW4 Foglio1.L4:Foglio1.N4 Foglio1.Q4:Foglio1.S4 Foglio1.V4:Foglio1.X4 Foglio1.AA4:Foglio1.AC4 Foglio1.AF4:Foglio1.AH4 Foglio1.AK4:Foglio1.AM4 Foglio1.AP4:Foglio1.AR4 Foglio1.AU4:Foglio1.AW4 Foglio1.AY2:Foglio1.AY4 Foglio1.BB3:Foglio1.BB4 Foglio1.AZ4:Foglio1.BB4 Foglio1.BD2:Foglio1.BD4 Foglio1.BG3:Foglio1.BG4 Foglio1.BE4:Foglio1.BG4 Foglio1.BI2:Foglio1.BI4 Foglio1.BN2:Foglio1.BN4 Foglio1.BS2:Foglio1.BS4 Foglio1.BL3:Foglio1.BL4 Foglio1.BQ3:Foglio1.BQ4 Foglio1.BV3:Foglio1.BV4 Foglio1.BJ4:Foglio1.BL4 Foglio1.BO4:Foglio1.BQ4 Foglio1.BT4:Foglio1.BV4 Foglio1.BX2:Foglio1.BX4 Foglio1.CA3:Foglio1.CA4 Foglio1.BY4:Foglio1.CA4">
            <calcext:condition calcext:apply-style-name="Senza nome1" calcext:value="=1" calcext:base-cell-address="Foglio1.G1"/>
            <calcext:condition calcext:apply-style-name="Senza nome2" calcext:value="=2" calcext:base-cell-address="Foglio1.G1"/>
            <calcext:condition calcext:apply-style-name="Senza nome3" calcext:value="=3" calcext:base-cell-address="Foglio1.G1"/>
            <calcext:condition calcext:apply-style-name="Senza nome4" calcext:value="=4" calcext:base-cell-address="Foglio1.G1"/>
          </calcext:conditional-format>
          <calcext:conditional-format calcext:target-range-address="Foglio1.I4:Foglio1.I4 Foglio1.N4:Foglio1.N4 Foglio1.S4:Foglio1.S4 Foglio1.X4:Foglio1.X4 Foglio1.AC4:Foglio1.AC4 Foglio1.AH4:Foglio1.AH4 Foglio1.AM4:Foglio1.AM4 Foglio1.AR4:Foglio1.AR4 Foglio1.AW4:Foglio1.AW4 Foglio1.BB4:Foglio1.BB4 Foglio1.BG4:Foglio1.BG4 Foglio1.BL4:Foglio1.BL4 Foglio1.BQ4:Foglio1.BQ4 Foglio1.BV4:Foglio1.BV4 Foglio1.CA4:Foglio1.CA4">
            <calcext:condition calcext:apply-style-name="Senza nome1" calcext:value="=1" calcext:base-cell-address="Foglio1.I3"/>
            <calcext:condition calcext:apply-style-name="Senza nome2" calcext:value="=2" calcext:base-cell-address="Foglio1.I3"/>
            <calcext:condition calcext:apply-style-name="Senza nome3" calcext:value="=3" calcext:base-cell-address="Foglio1.I3"/>
            <calcext:condition calcext:apply-style-name="Senza nome4" calcext:value="=4" calcext:base-cell-address="Foglio1.I3"/>
          </calcext:conditional-format>
          <calcext:conditional-format calcext:target-range-address="Foglio1.H4:Foglio1.H4 Foglio1.K2:Foglio1.K4 Foglio1.P2:Foglio1.P4 Foglio1.U2:Foglio1.U4 Foglio1.Z2:Foglio1.Z4 Foglio1.AE2:Foglio1.AE4 Foglio1.AJ2:Foglio1.AJ4 Foglio1.AO2:Foglio1.AO4 Foglio1.AT2:Foglio1.AT4 Foglio1.L4:Foglio1.M4 Foglio1.Q4:Foglio1.R4 Foglio1.V4:Foglio1.W4 Foglio1.AA4:Foglio1.AB4 Foglio1.AF4:Foglio1.AG4 Foglio1.AK4:Foglio1.AL4 Foglio1.AP4:Foglio1.AQ4 Foglio1.AU4:Foglio1.AV4 Foglio1.AY2:Foglio1.AY4 Foglio1.AZ4:Foglio1.BA4 Foglio1.BD2:Foglio1.BD4 Foglio1.BE4:Foglio1.BF4 Foglio1.BI2:Foglio1.BI4 Foglio1.BN2:Foglio1.BN4 Foglio1.BS2:Foglio1.BS4 Foglio1.BJ4:Foglio1.BK4 Foglio1.BO4:Foglio1.BP4 Foglio1.BT4:Foglio1.BU4 Foglio1.BX2:Foglio1.BX4 Foglio1.BY4:Foglio1.BZ4">
            <calcext:condition calcext:apply-style-name="Senza nome1" calcext:value="=1" calcext:base-cell-address="Foglio1.I3"/>
            <calcext:condition calcext:apply-style-name="Senza nome2" calcext:value="=2" calcext:base-cell-address="Foglio1.I3"/>
            <calcext:condition calcext:apply-style-name="Senza nome3" calcext:value="=3" calcext:base-cell-address="Foglio1.I3"/>
            <calcext:condition calcext:apply-style-name="Senza nome4" calcext:value="=4" calcext:base-cell-address="Foglio1.I3"/>
          </calcext:conditional-format>
          <calcext:conditional-format calcext:target-range-address="Foglio1.G4:Foglio1.G4 Foglio1.L4:Foglio1.L4 Foglio1.Q4:Foglio1.Q4 Foglio1.V4:Foglio1.V4 Foglio1.AA4:Foglio1.AA4 Foglio1.AF4:Foglio1.AF4 Foglio1.AK4:Foglio1.AK4 Foglio1.AP4:Foglio1.AP4 Foglio1.AU4:Foglio1.AU4 Foglio1.AZ4:Foglio1.AZ4 Foglio1.BE4:Foglio1.BE4 Foglio1.BJ4:Foglio1.BJ4 Foglio1.BO4:Foglio1.BO4 Foglio1.BT4:Foglio1.BT4 Foglio1.BY4:Foglio1.BY4">
            <calcext:condition calcext:apply-style-name="Senza nome1" calcext:value="=1" calcext:base-cell-address="Foglio1.H4"/>
            <calcext:condition calcext:apply-style-name="Senza nome2" calcext:value="=2" calcext:base-cell-address="Foglio1.H4"/>
            <calcext:condition calcext:apply-style-name="Senza nome3" calcext:value="=3" calcext:base-cell-address="Foglio1.H4"/>
            <calcext:condition calcext:apply-style-name="Senza nome4" calcext:value="=4" calcext:base-cell-address="Foglio1.H4"/>
          </calcext:conditional-format>
          <calcext:conditional-format calcext:target-range-address="Foglio1.F4:Foglio1.F4 Foglio1.K2:Foglio1.K4 Foglio1.P2:Foglio1.P4 Foglio1.U2:Foglio1.U4 Foglio1.Z2:Foglio1.Z4 Foglio1.AE2:Foglio1.AE4 Foglio1.AJ2:Foglio1.AJ4 Foglio1.AO2:Foglio1.AO4 Foglio1.AT2:Foglio1.AT4 Foglio1.AY2:Foglio1.AY4 Foglio1.BD2:Foglio1.BD4 Foglio1.BI2:Foglio1.BI4 Foglio1.BN2:Foglio1.BN4 Foglio1.BS2:Foglio1.BS4 Foglio1.BX2:Foglio1.BX4">
            <calcext:condition calcext:apply-style-name="Senza nome1" calcext:value="=1" calcext:base-cell-address="Foglio1.H4"/>
            <calcext:condition calcext:apply-style-name="Senza nome2" calcext:value="=2" calcext:base-cell-address="Foglio1.H4"/>
            <calcext:condition calcext:apply-style-name="Senza nome3" calcext:value="=3" calcext:base-cell-address="Foglio1.H4"/>
            <calcext:condition calcext:apply-style-name="Senza nome4" calcext:value="=4" calcext:base-cell-address="Foglio1.H4"/>
          </calcext:conditional-format>
          <calcext:conditional-format calcext:target-range-address="Foglio1.F3:Foglio1.F3 Foglio1.K3:Foglio1.K3 Foglio1.P3:Foglio1.P3 Foglio1.U3:Foglio1.U3 Foglio1.Z3:Foglio1.Z3 Foglio1.AE3:Foglio1.AE3 Foglio1.AJ3:Foglio1.AJ3 Foglio1.AO3:Foglio1.AO3 Foglio1.AT3:Foglio1.AT3 Foglio1.AY3:Foglio1.AY3 Foglio1.BD3:Foglio1.BD3 Foglio1.BI3:Foglio1.BI3 Foglio1.BN3:Foglio1.BN3 Foglio1.BS3:Foglio1.BS3 Foglio1.BX3:Foglio1.BX3">
            <calcext:condition calcext:apply-style-name="Senza nome1" calcext:value="=1" calcext:base-cell-address="Foglio1.F4"/>
            <calcext:condition calcext:apply-style-name="Senza nome2" calcext:value="=2" calcext:base-cell-address="Foglio1.F4"/>
            <calcext:condition calcext:apply-style-name="Senza nome3" calcext:value="=3" calcext:base-cell-address="Foglio1.F4"/>
            <calcext:condition calcext:apply-style-name="Senza nome4" calcext:value="=4" calcext:base-cell-address="Foglio1.F4"/>
          </calcext:conditional-format>
          <calcext:conditional-format calcext:target-range-address="Foglio1.F2:Foglio1.F2 Foglio1.K2:Foglio1.K2 Foglio1.P2:Foglio1.P2 Foglio1.U2:Foglio1.U2 Foglio1.Z2:Foglio1.Z2 Foglio1.AE2:Foglio1.AE2 Foglio1.AJ2:Foglio1.AJ2 Foglio1.AO2:Foglio1.AO2 Foglio1.AT2:Foglio1.AT2 Foglio1.AY2:Foglio1.AY2 Foglio1.BD2:Foglio1.BD2 Foglio1.BI2:Foglio1.BI2 Foglio1.BN2:Foglio1.BN2 Foglio1.BS2:Foglio1.BS2 Foglio1.BX2:Foglio1.BX2">
            <calcext:condition calcext:apply-style-name="Senza nome1" calcext:value="=1" calcext:base-cell-address="Foglio1.F4"/>
            <calcext:condition calcext:apply-style-name="Senza nome2" calcext:value="=2" calcext:base-cell-address="Foglio1.F4"/>
            <calcext:condition calcext:apply-style-name="Senza nome3" calcext:value="=3" calcext:base-cell-address="Foglio1.F4"/>
            <calcext:condition calcext:apply-style-name="Senza nome4" calcext:value="=4" calcext:base-cell-address="Foglio1.F4"/>
          </calcext:conditional-format>
          <calcext:conditional-format calcext:target-range-address="Foglio1.H2:Foglio1.H2 Foglio1.M2:Foglio1.M2 Foglio1.R2:Foglio1.R2 Foglio1.W2:Foglio1.W2 Foglio1.AB2:Foglio1.AB2 Foglio1.AG2:Foglio1.AG2 Foglio1.AL2:Foglio1.AL2 Foglio1.AQ2:Foglio1.AQ2 Foglio1.AV2:Foglio1.AV2 Foglio1.BA2:Foglio1.BA2 Foglio1.BF2:Foglio1.BF2 Foglio1.BK2:Foglio1.BK2 Foglio1.BP2:Foglio1.BP2 Foglio1.BU2:Foglio1.BU2 Foglio1.BZ2:Foglio1.BZ2">
            <calcext:condition calcext:apply-style-name="Senza nome1" calcext:value="=1" calcext:base-cell-address="Foglio1.G2"/>
            <calcext:condition calcext:apply-style-name="Senza nome2" calcext:value="=2" calcext:base-cell-address="Foglio1.G2"/>
            <calcext:condition calcext:apply-style-name="Senza nome3" calcext:value="=3" calcext:base-cell-address="Foglio1.G2"/>
            <calcext:condition calcext:apply-style-name="Senza nome4" calcext:value="=4" calcext:base-cell-address="Foglio1.G2"/>
          </calcext:conditional-format>
          <calcext:conditional-format calcext:target-range-address="Foglio1.H3:Foglio1.H3 Foglio1.M3:Foglio1.M3 Foglio1.R3:Foglio1.R3 Foglio1.W3:Foglio1.W3 Foglio1.AB3:Foglio1.AB3 Foglio1.AG3:Foglio1.AG3 Foglio1.AL3:Foglio1.AL3 Foglio1.AQ3:Foglio1.AQ3 Foglio1.AV3:Foglio1.AV3 Foglio1.BA3:Foglio1.BA3 Foglio1.BF3:Foglio1.BF3 Foglio1.BK3:Foglio1.BK3 Foglio1.BP3:Foglio1.BP3 Foglio1.BU3:Foglio1.BU3 Foglio1.BZ3:Foglio1.BZ3">
            <calcext:condition calcext:apply-style-name="Senza nome1" calcext:value="=1" calcext:base-cell-address="Foglio1.G2"/>
            <calcext:condition calcext:apply-style-name="Senza nome2" calcext:value="=2" calcext:base-cell-address="Foglio1.G2"/>
            <calcext:condition calcext:apply-style-name="Senza nome3" calcext:value="=3" calcext:base-cell-address="Foglio1.G2"/>
            <calcext:condition calcext:apply-style-name="Senza nome4" calcext:value="=4" calcext:base-cell-address="Foglio1.G2"/>
          </calcext:conditional-format>
          <calcext:conditional-format calcext:target-range-address="Foglio1.G3:Foglio1.G3 Foglio1.L3:Foglio1.L3 Foglio1.Q3:Foglio1.Q3 Foglio1.V3:Foglio1.V3 Foglio1.AA3:Foglio1.AA3 Foglio1.AF3:Foglio1.AF3 Foglio1.AK3:Foglio1.AK3 Foglio1.AP3:Foglio1.AP3 Foglio1.AU3:Foglio1.AU3 Foglio1.AZ3:Foglio1.AZ3 Foglio1.BE3:Foglio1.BE3 Foglio1.BJ3:Foglio1.BJ3 Foglio1.BO3:Foglio1.BO3 Foglio1.BT3:Foglio1.BT3 Foglio1.BY3:Foglio1.BY3">
            <calcext:condition calcext:apply-style-name="Senza nome1" calcext:value="=1" calcext:base-cell-address="Foglio1.G2"/>
            <calcext:condition calcext:apply-style-name="Senza nome2" calcext:value="=2" calcext:base-cell-address="Foglio1.G2"/>
            <calcext:condition calcext:apply-style-name="Senza nome3" calcext:value="=3" calcext:base-cell-address="Foglio1.G2"/>
            <calcext:condition calcext:apply-style-name="Senza nome4" calcext:value="=4" calcext:base-cell-address="Foglio1.G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3">
      <number:number number:decimal-places="6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enza_20_nome1" style:display-name="Senza nome1" style:family="table-cell" style:parent-style-name="Default">
      <style:table-cell-properties fo:background-color="#ff0000"/>
    </style:style>
    <style:style style:name="Senza_20_nome2" style:display-name="Senza nome2" style:family="table-cell" style:parent-style-name="Default">
      <style:table-cell-properties fo:background-color="#00ffff"/>
    </style:style>
    <style:style style:name="Senza_20_nome3" style:display-name="Senza nome3" style:family="table-cell" style:parent-style-name="Default">
      <style:table-cell-properties fo:background-color="#23ff23"/>
    </style:style>
    <style:style style:name="Senza_20_nome4" style:display-name="Senza nome4" style:family="table-cell" style:parent-style-name="Default">
      <style:table-cell-properties fo:background-color="#ffff66"/>
    </style:style>
    <style:style style:name="Senza_20_nome5" style:display-name="Senza nome5" style:family="table-cell" style:parent-style-name="Default">
      <style:table-cell-properties fo:background-color="#ff950e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2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ilippo Valle</meta:initial-creator>
    <meta:creation-date>2015-03-22T11:26:59.794276000</meta:creation-date>
    <meta:editing-cycles>2</meta:editing-cycles>
    <meta:editing-duration>PT8M57S</meta:editing-duration>
    <dc:date>2015-03-22T17:03:56.550996000</dc:date>
    <dc:creator>Filippo Valle</dc:creator>
    <meta:generator>LibreOffice/4.3.5.2$MacOSX_x86 LibreOffice_project/3a87456aaa6a95c63eea1c1b3201acedf0751bd5</meta:generator>
    <meta:document-statistic meta:table-count="1" meta:cell-count="256" meta:object-count="0"/>
  </office:meta>
</office:document-meta>
</file>